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cm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6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9cm"/>
    </style:style>
    <style:style style:name="gr18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9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6cm"/>
    </style:style>
    <style:style style:name="gr23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6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8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34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35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41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42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43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44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7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8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9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50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51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5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5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54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55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6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6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6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6.4cm"/>
    </style:style>
    <style:style style:name="gr65" style:family="graphic" style:parent-style-name="standard">
      <style:graphic-properties draw:stroke="none" svg:stroke-color="#000000" draw:fill="none" draw:fill-color="#ffffff" fo:min-height="4.267cm"/>
    </style:style>
    <style:style style:name="gr66" style:family="graphic" style:parent-style-name="standard">
      <style:graphic-properties draw:stroke="none" svg:stroke-color="#000000" draw:fill="none" draw:fill-color="#ffffff" fo:min-height="3.25cm"/>
    </style:style>
    <style:style style:name="gr67" style:family="graphic" style:parent-style-name="standard">
      <style:graphic-properties draw:stroke="none" svg:stroke-color="#000000" draw:fill="none" draw:fill-color="#ffffff" fo:min-height="4.978cm"/>
    </style:style>
    <style:style style:name="gr68" style:family="graphic" style:parent-style-name="standard">
      <style:graphic-properties draw:stroke="none" svg:stroke-color="#000000" draw:fill="none" draw:fill-color="#ffffff" fo:min-height="1.423cm"/>
    </style:style>
    <style:style style:name="gr69" style:family="graphic" style:parent-style-name="standard">
      <style:graphic-properties draw:stroke="none" svg:stroke-color="#000000" draw:fill="none" draw:fill-color="#ffffff" fo:min-height="2.8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71" style:family="graphic" style:parent-style-name="standard">
      <style:graphic-properties draw:textarea-horizontal-align="justify" draw:textarea-vertical-align="middle" draw:auto-grow-height="false" fo:min-height="0.644cm" fo:min-width="4.404cm"/>
    </style:style>
    <style:style style:name="gr72" style:family="graphic" style:parent-style-name="standard">
      <style:graphic-properties draw:stroke="none" svg:stroke-color="#000000" draw:fill="none" draw:fill-color="#ffffff" fo:min-height="0.9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.7cm" fo:margin-right="0cm" fo:text-align="start" fo:text-indent="0cm"/>
    </style:style>
    <style:style style:name="P8" style:family="paragraph">
      <loext:graphic-properties draw:fill="solid"/>
      <style:paragraph-properties fo:margin-left="0.7cm" fo:margin-right="0cm" fo:text-align="start" fo:text-indent="0cm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f10d0c"/>
      <style:paragraph-properties fo:text-align="center"/>
    </style:style>
    <style:style style:name="P11" style:family="paragraph">
      <loext:graphic-properties draw:opacity="100%" draw:opacity-name="Transparency_20_1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/>
      <style:text-properties fo:font-size="18pt"/>
    </style:style>
    <style:style style:name="P16" style:family="paragraph">
      <style:paragraph-properties fo:margin-left="0.18cm" fo:margin-right="0cm" fo:text-align="center" fo:text-indent="0cm"/>
    </style:style>
    <style:style style:name="P17" style:family="paragraph">
      <loext:graphic-properties draw:fill="solid"/>
      <style:paragraph-properties fo:margin-left="0.18cm" fo:margin-right="0cm" fo:text-align="center" fo:text-indent="0cm"/>
    </style:style>
    <style:style style:name="P18" style:family="paragraph">
      <style:paragraph-properties fo:margin-left="9cm" fo:margin-right="0cm" fo:text-align="center" fo:text-indent="0cm"/>
    </style:style>
    <style:style style:name="P19" style:family="paragraph">
      <loext:graphic-properties draw:fill="solid"/>
      <style:paragraph-properties fo:margin-left="9cm" fo:margin-right="0cm" fo:text-align="center" fo:text-indent="0cm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10d0c"/>
      <style:paragraph-properties fo:text-align="center"/>
      <style:text-properties fo:font-size="18pt"/>
    </style:style>
    <style:style style:name="P22" style:family="paragraph">
      <loext:graphic-properties draw:fill-color="#77bc65"/>
      <style:paragraph-properties fo:text-align="center"/>
      <style:text-properties fo:font-size="18pt"/>
    </style:style>
    <style:style style:name="P23" style:family="paragraph">
      <style:paragraph-properties fo:margin-left="4.2cm" fo:margin-right="0cm" fo:text-align="center" fo:text-indent="0cm"/>
    </style:style>
    <style:style style:name="P24" style:family="paragraph">
      <loext:graphic-properties draw:fill="solid"/>
      <style:paragraph-properties fo:margin-left="4.2cm" fo:margin-right="0cm" fo:text-align="center" fo:text-indent="0cm"/>
    </style:style>
    <style:style style:name="P25" style:family="paragraph">
      <style:paragraph-properties fo:margin-left="4.5cm" fo:margin-right="0cm" fo:text-align="center" fo:text-indent="0cm"/>
    </style:style>
    <style:style style:name="P26" style:family="paragraph">
      <loext:graphic-properties draw:fill="solid"/>
      <style:paragraph-properties fo:margin-left="4.5cm" fo:margin-right="0cm" fo:text-align="center" fo:text-indent="0cm"/>
    </style:style>
    <style:style style:name="P27" style:family="paragraph">
      <style:paragraph-properties fo:margin-left="4.1cm" fo:margin-right="0cm" fo:text-align="center" fo:text-indent="0cm"/>
    </style:style>
    <style:style style:name="P28" style:family="paragraph">
      <loext:graphic-properties draw:fill="solid"/>
      <style:paragraph-properties fo:margin-left="4.1cm" fo:margin-right="0cm" fo:text-align="center" fo:text-indent="0cm"/>
    </style:style>
    <style:style style:name="P29" style:family="paragraph">
      <style:paragraph-properties fo:margin-left="4.4cm" fo:margin-right="0cm" fo:text-align="center" fo:text-indent="0cm"/>
    </style:style>
    <style:style style:name="P30" style:family="paragraph">
      <loext:graphic-properties draw:fill="solid"/>
      <style:paragraph-properties fo:margin-left="4.4cm" fo:margin-right="0cm" fo:text-align="center" fo:text-indent="0cm"/>
    </style:style>
    <style:style style:name="P31" style:family="paragraph">
      <style:paragraph-properties fo:margin-left="4.9cm" fo:margin-right="0cm" fo:text-align="center" fo:text-indent="0cm"/>
    </style:style>
    <style:style style:name="P32" style:family="paragraph">
      <loext:graphic-properties draw:fill="solid"/>
      <style:paragraph-properties fo:margin-left="4.9cm" fo:margin-right="0cm" fo:text-align="center" fo:text-indent="0cm"/>
    </style:style>
    <style:style style:name="P33" style:family="paragraph">
      <style:paragraph-properties fo:margin-left="0.1cm" fo:margin-right="0cm" fo:margin-top="0cm" fo:margin-bottom="0cm" fo:text-align="start" fo:text-indent="0cm"/>
    </style:style>
    <style:style style:name="P34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5" style:family="paragraph">
      <style:paragraph-properties fo:margin-left="0.5cm" fo:margin-right="0cm" fo:text-align="start" fo:text-indent="0cm"/>
    </style:style>
    <style:style style:name="P36" style:family="paragraph">
      <loext:graphic-properties draw:fill="solid"/>
      <style:paragraph-properties fo:margin-left="0.5cm" fo:margin-right="0cm" fo:text-align="start" fo:text-indent="0cm"/>
    </style:style>
    <style:style style:name="P37" style:family="paragraph">
      <style:paragraph-properties fo:margin-left="13.7cm" fo:margin-right="0cm" fo:text-align="center" fo:text-indent="0cm"/>
    </style:style>
    <style:style style:name="P38" style:family="paragraph">
      <loext:graphic-properties draw:fill="solid"/>
      <style:paragraph-properties fo:margin-left="13.7cm" fo:margin-right="0cm" fo:text-align="center" fo:text-indent="0cm"/>
    </style:style>
    <style:style style:name="P39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1" style:family="paragraph">
      <style:paragraph-properties fo:margin-left="1.4cm" fo:margin-right="0cm" fo:margin-top="0cm" fo:margin-bottom="0cm" fo:text-align="start" fo:text-indent="0cm"/>
    </style:style>
    <style:style style:name="P42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3" style:family="paragraph">
      <style:paragraph-properties fo:margin-left="0cm" fo:margin-right="3.9cm" fo:text-align="center" fo:text-indent="0cm"/>
    </style:style>
    <style:style style:name="P44" style:family="paragraph">
      <loext:graphic-properties draw:fill="solid"/>
      <style:paragraph-properties fo:margin-left="0cm" fo:margin-right="3.9cm" fo:text-align="center" fo:text-indent="0cm"/>
    </style:style>
    <style:style style:name="P45" style:family="paragraph">
      <style:paragraph-properties fo:margin-left="0.3cm" fo:margin-right="0cm" fo:text-align="start" fo:text-indent="0cm"/>
    </style:style>
    <style:style style:name="P46" style:family="paragraph">
      <loext:graphic-properties draw:fill="solid"/>
      <style:paragraph-properties fo:margin-left="0.3cm" fo:margin-right="0cm" fo:text-align="start" fo:text-indent="0cm"/>
    </style:style>
    <style:style style:name="P47" style:family="paragraph">
      <style:paragraph-properties fo:margin-left="0.4cm" fo:margin-right="0cm" fo:text-align="start" fo:text-indent="0cm"/>
    </style:style>
    <style:style style:name="P48" style:family="paragraph">
      <loext:graphic-properties draw:fill="solid"/>
      <style:paragraph-properties fo:margin-left="0.4cm" fo:margin-right="0cm" fo:text-align="start" fo:text-indent="0cm"/>
    </style:style>
    <style:style style:name="P49" style:family="paragraph">
      <style:paragraph-properties fo:margin-left="0.9cm" fo:margin-right="0cm" fo:text-align="start" fo:text-indent="0cm"/>
    </style:style>
    <style:style style:name="P50" style:family="paragraph">
      <loext:graphic-properties draw:fill="solid"/>
      <style:paragraph-properties fo:margin-left="0.9cm" fo:margin-right="0cm" fo:text-align="start" fo:text-indent="0cm"/>
    </style:style>
    <style:style style:name="P51" style:family="paragraph">
      <style:paragraph-properties fo:margin-left="2.3cm" fo:margin-right="0cm" fo:text-align="start" fo:text-indent="0cm"/>
    </style:style>
    <style:style style:name="P52" style:family="paragraph">
      <loext:graphic-properties draw:fill="solid"/>
      <style:paragraph-properties fo:margin-left="2.3cm" fo:margin-right="0cm" fo:text-align="start" fo:text-indent="0cm"/>
    </style:style>
    <style:style style:name="P53" style:family="paragraph">
      <style:paragraph-properties fo:margin-left="1.3cm" fo:margin-right="0cm" fo:text-align="start" fo:text-indent="0cm"/>
    </style:style>
    <style:style style:name="P54" style:family="paragraph">
      <loext:graphic-properties draw:fill="solid"/>
      <style:paragraph-properties fo:margin-left="1.3cm" fo:margin-right="0cm" fo:text-align="start" fo:text-indent="0cm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loext:graphic-properties draw:fill="solid"/>
      <style:paragraph-properties fo:margin-left="0cm" fo:margin-right="0cm" fo:text-align="start" fo:text-indent="0cm"/>
    </style:style>
    <style:style style:name="P57" style:family="paragraph">
      <style:paragraph-properties fo:margin-left="3.8cm" fo:margin-right="0cm" fo:text-align="start" fo:text-indent="0cm"/>
    </style:style>
    <style:style style:name="P58" style:family="paragraph">
      <loext:graphic-properties draw:fill="solid"/>
      <style:paragraph-properties fo:margin-left="3.8cm" fo:margin-right="0cm" fo:text-align="start" fo:text-indent="0cm"/>
    </style:style>
    <style:style style:name="P59" style:family="paragraph">
      <style:paragraph-properties fo:margin-left="1.8cm" fo:margin-right="0cm" fo:text-align="start" fo:text-indent="0cm"/>
    </style:style>
    <style:style style:name="P60" style:family="paragraph">
      <loext:graphic-properties draw:fill="solid"/>
      <style:paragraph-properties fo:margin-left="1.8cm" fo:margin-right="0cm" fo:text-align="start" fo:text-indent="0cm"/>
    </style:style>
    <style:style style:name="P61" style:family="paragraph">
      <style:paragraph-properties fo:margin-left="0.2cm" fo:margin-right="0cm" fo:text-align="start" fo:text-indent="0cm"/>
    </style:style>
    <style:style style:name="P62" style:family="paragraph">
      <loext:graphic-properties draw:fill="solid"/>
      <style:paragraph-properties fo:margin-left="0.2cm" fo:margin-right="0cm" fo:text-align="start" fo:text-indent="0cm"/>
    </style:style>
    <style:style style:name="P63" style:family="paragraph">
      <style:paragraph-properties fo:margin-left="1.2cm" fo:margin-right="0cm" fo:text-align="start" fo:text-indent="0cm"/>
    </style:style>
    <style:style style:name="P64" style:family="paragraph">
      <loext:graphic-properties draw:fill="solid"/>
      <style:paragraph-properties fo:margin-left="1.2cm" fo:margin-right="0cm" fo:text-align="start" fo:text-indent="0cm"/>
    </style:style>
    <style:style style:name="P65" style:family="paragraph">
      <style:paragraph-properties fo:margin-left="3.6cm" fo:margin-right="0cm" fo:text-align="start" fo:text-indent="0cm"/>
    </style:style>
    <style:style style:name="P66" style:family="paragraph">
      <loext:graphic-properties draw:fill="solid"/>
      <style:paragraph-properties fo:margin-left="3.6cm" fo:margin-right="0cm" fo:text-align="start" fo:text-indent="0cm"/>
    </style:style>
    <style:style style:name="P67" style:family="paragraph">
      <style:paragraph-properties fo:margin-left="1.1cm" fo:margin-right="0cm" fo:text-align="start" fo:text-indent="0cm"/>
    </style:style>
    <style:style style:name="P68" style:family="paragraph">
      <loext:graphic-properties draw:fill="solid"/>
      <style:paragraph-properties fo:margin-left="1.1cm" fo:margin-right="0cm" fo:text-align="start" fo:text-indent="0cm"/>
    </style:style>
    <style:style style:name="P69" style:family="paragraph">
      <style:paragraph-properties fo:margin-left="0cm" fo:margin-right="1.9cm" fo:text-align="start" fo:text-indent="0cm"/>
    </style:style>
    <style:style style:name="P70" style:family="paragraph">
      <loext:graphic-properties draw:fill="solid"/>
      <style:paragraph-properties fo:margin-left="0cm" fo:margin-right="1.9cm" fo:text-align="start" fo:text-indent="0cm"/>
    </style:style>
    <style:style style:name="P71" style:family="paragraph">
      <style:paragraph-properties fo:margin-left="11.5cm" fo:margin-right="0cm" fo:text-align="center" fo:text-indent="0cm"/>
    </style:style>
    <style:style style:name="P72" style:family="paragraph">
      <loext:graphic-properties draw:fill="solid"/>
      <style:paragraph-properties fo:margin-left="11.5cm" fo:margin-right="0cm" fo:text-align="center" fo:text-indent="0cm"/>
    </style:style>
    <style:style style:name="P73" style:family="paragraph">
      <style:paragraph-properties fo:margin-left="21.5cm" fo:margin-right="0cm" fo:text-align="center" fo:text-indent="0cm"/>
    </style:style>
    <style:style style:name="P74" style:family="paragraph">
      <loext:graphic-properties draw:fill="solid"/>
      <style:paragraph-properties fo:margin-left="21.5cm" fo:margin-right="0cm" fo:text-align="center" fo:text-indent="0cm"/>
    </style:style>
    <style:style style:name="P75" style:family="paragraph">
      <style:paragraph-properties fo:margin-left="2.2cm" fo:margin-right="0cm" fo:text-align="start" fo:text-indent="0cm"/>
    </style:style>
    <style:style style:name="P76" style:family="paragraph">
      <loext:graphic-properties draw:fill="solid"/>
      <style:paragraph-properties fo:margin-left="2.2cm" fo:margin-right="0cm" fo:text-align="start" fo:text-indent="0cm"/>
    </style:style>
    <style:style style:name="P77" style:family="paragraph">
      <style:paragraph-properties fo:margin-left="1.7cm" fo:margin-right="0cm" fo:text-align="start" fo:text-indent="0cm"/>
    </style:style>
    <style:style style:name="P78" style:family="paragraph">
      <loext:graphic-properties draw:fill="solid"/>
      <style:paragraph-properties fo:margin-left="1.7cm" fo:margin-right="0cm" fo:text-align="start" fo:text-indent="0cm"/>
    </style:style>
    <style:style style:name="P79" style:family="paragraph">
      <style:paragraph-properties fo:margin-left="1.9cm" fo:margin-right="0cm" fo:text-align="start" fo:text-indent="0cm"/>
    </style:style>
    <style:style style:name="P80" style:family="paragraph">
      <loext:graphic-properties draw:fill="solid"/>
      <style:paragraph-properties fo:margin-left="1.9cm" fo:margin-right="0cm" fo:text-align="start" fo:text-indent="0cm"/>
    </style:style>
    <style:style style:name="P81" style:family="paragraph">
      <style:paragraph-properties fo:margin-left="1.5cm" fo:margin-right="0cm" fo:text-align="start" fo:text-indent="0cm"/>
    </style:style>
    <style:style style:name="P82" style:family="paragraph">
      <loext:graphic-properties draw:fill="solid"/>
      <style:paragraph-properties fo:margin-left="1.5cm" fo:margin-right="0cm" fo:text-align="start" fo:text-indent="0cm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5" style:family="paragraph">
      <loext:graphic-properties draw:opacity="100%"/>
      <style:paragraph-properties fo:text-align="center"/>
      <style:text-properties fo:font-size="18pt"/>
    </style:style>
    <style:style style:name="P86" style:family="paragraph">
      <style:paragraph-properties fo:text-align="center"/>
      <style:text-properties fo:font-size="16pt" style:font-size-asian="16pt" style:font-size-complex="16pt"/>
    </style:style>
    <style:style style:name="P87" style:family="paragraph">
      <loext:graphic-properties draw:fill="none" draw:fill-color="#ffffff"/>
      <style:text-properties fo:font-size="16pt" style:font-size-asian="16pt" style:font-size-complex="16pt"/>
    </style:style>
    <style:style style:name="P88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9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0" style:family="paragraph"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font-name="Liberation Sans2" fo:font-size="18pt" style:font-name-asian="Liberation Sans2" style:font-name-complex="Liberation Sans2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803cm" svg:x1="8.1cm" svg:y1="18.402cm" svg:x2="10.104cm" svg:y2="16.4cm" draw:start-shape="id5" draw:start-glue-point="1" draw:end-shape="id6" draw:end-glue-point="3" svg:d="M8100 18402c300 0-702-2002 2004-2002" svg:viewBox="0 0 2005 2003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  <draw:custom-shape draw:style-name="gr7" draw:text-style-name="P4" xml:id="id5" draw:id="id5" draw:layer="layout" svg:width="4.998cm" svg:height="1cm" svg:x="3.102cm" svg:y="17.902cm">
          <text:p text:style-name="P2">WRN-40-4-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4.998cm" svg:height="1cm" svg:x="10.103cm" svg:y="17.903cm">
          <text:p text:style-name="P2">Mobv2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998cm" svg:height="1cm" svg:x="10.104cm" svg:y="15.9cm">
          <text:p text:style-name="P2">Mobv1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998cm" svg:height="1cm" svg:x="10.1cm" svg:y="19.9cm">
          <text:p text:style-name="P2">MNas-SE-l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4.998cm" svg:height="1cm" svg:x="17.104cm" svg:y="17.904cm">
          <text:p text:style-name="P2">Mobv2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1" draw:id="id11" draw:layer="layout" svg:width="4.998cm" svg:height="1cm" svg:x="17.105cm" svg:y="15.901cm">
          <text:p text:style-name="P2">Mobv1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998cm" svg:height="1cm" svg:x="17.1cm" svg:y="19.901cm">
          <text:p text:style-name="P2">MNas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4.998cm" svg:height="1cm" svg:x="24.105cm" svg:y="17.905cm">
          <text:p text:style-name="P2">Mobv2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2" draw:id="id12" draw:layer="layout" svg:width="4.998cm" svg:height="1cm" svg:x="24.106cm" svg:y="15.902cm">
          <text:p text:style-name="P2">Mobv1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4.998cm" svg:height="1cm" svg:x="24.101cm" svg:y="19.902cm">
          <text:p text:style-name="P2">MNas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512cm" svg:x1="8.1cm" svg:y1="18.338cm" svg:x2="10.1cm" svg:y2="20.4cm" draw:end-shape="id7" draw:end-glue-point="3" svg:d="M8100 18338c357 0-643 2062 2000 2062" svg:viewBox="0 0 2001 2063">
          <text:p/>
        </draw:connector>
        <draw:connector draw:style-name="gr1" draw:text-style-name="P1" draw:layer="layout" draw:type="line" svg:x1="15.101cm" svg:y1="18.403cm" svg:x2="17.104cm" svg:y2="18.404cm" draw:start-shape="id8" draw:start-glue-point="1" draw:end-shape="id9" draw:end-glue-point="3" svg:d="M15101 18403l2003 1" svg:viewBox="0 0 2004 2">
          <text:p/>
        </draw:connector>
        <draw:connector draw:style-name="gr1" draw:text-style-name="P1" draw:layer="layout" draw:type="line" svg:x1="8.101cm" svg:y1="18.404cm" svg:x2="10.104cm" svg:y2="18.405cm" svg:d="M8101 18404l2003 1" svg:viewBox="0 0 2004 2">
          <text:p/>
        </draw:connector>
        <draw:connector draw:style-name="gr1" draw:text-style-name="P1" draw:layer="layout" draw:type="line" svg:x1="15.098cm" svg:y1="20.4cm" svg:x2="17.1cm" svg:y2="20.401cm" draw:start-shape="id7" draw:start-glue-point="1" draw:end-shape="id10" draw:end-glue-point="3" svg:d="M15098 20400l2002 1" svg:viewBox="0 0 2003 2">
          <text:p/>
        </draw:connector>
        <draw:connector draw:style-name="gr1" draw:text-style-name="P1" draw:layer="layout" draw:type="line" svg:x1="15.102cm" svg:y1="16.4cm" svg:x2="17.105cm" svg:y2="16.401cm" draw:start-shape="id6" draw:start-glue-point="1" draw:end-shape="id11" draw:end-glue-point="3" svg:d="M15102 16400l2003 1" svg:viewBox="0 0 2004 2">
          <text:p/>
        </draw:connector>
        <draw:connector draw:style-name="gr1" draw:text-style-name="P1" draw:layer="layout" draw:type="line" svg:x1="22.103cm" svg:y1="16.401cm" svg:x2="24.106cm" svg:y2="16.402cm" draw:start-shape="id11" draw:start-glue-point="1" draw:end-shape="id12" draw:end-glue-point="3" svg:d="M22103 16401l2003 1" svg:viewBox="0 0 2004 2">
          <text:p/>
        </draw:connector>
        <draw:connector draw:style-name="gr1" draw:text-style-name="P1" draw:layer="layout" draw:type="line" svg:x1="22.102cm" svg:y1="18.404cm" svg:x2="24.105cm" svg:y2="18.405cm" draw:start-shape="id9" draw:start-glue-point="1" draw:end-shape="id13" draw:end-glue-point="3" svg:d="M22102 18404l2003 1" svg:viewBox="0 0 2004 2">
          <text:p/>
        </draw:connector>
        <draw:connector draw:style-name="gr1" draw:text-style-name="P1" draw:layer="layout" draw:type="line" svg:x1="22.098cm" svg:y1="20.401cm" svg:x2="24.101cm" svg:y2="20.402cm" draw:start-shape="id10" draw:start-glue-point="1" draw:end-shape="id14" draw:end-glue-point="3" svg:d="M22098 20401l2003 1" svg:viewBox="0 0 2004 2">
          <text:p/>
        </draw:connector>
        <draw:frame draw:style-name="gr8" draw:text-style-name="P6" draw:layer="layout" svg:width="5.002cm" svg:height="0.806cm" svg:x="10.098cm" svg:y="16.794cm">
          <draw:text-box>
            <text:p><text:span text:style-name="T4">15 blocks, width 100</text:span></text:p>
          </draw:text-box>
        </draw:frame>
        <draw:frame draw:style-name="gr9" draw:text-style-name="P6" draw:layer="layout" svg:width="4.727cm" svg:height="0.806cm" svg:x="17.098cm" svg:y="16.794cm">
          <draw:text-box>
            <text:p><text:span text:style-name="T4">12 blocks, width 64</text:span></text:p>
          </draw:text-box>
        </draw:frame>
        <draw:frame draw:style-name="gr9" draw:text-style-name="P6" draw:layer="layout" svg:width="4.727cm" svg:height="0.806cm" svg:x="24.298cm" svg:y="16.794cm">
          <draw:text-box>
            <text:p><text:span text:style-name="T4">15 blocks, width 32</text:span></text:p>
          </draw:text-box>
        </draw:frame>
        <draw:frame draw:style-name="gr10" draw:text-style-name="P6" draw:layer="layout" svg:width="6.115cm" svg:height="0.806cm" svg:x="9.498cm" svg:y="18.794cm">
          <draw:text-box>
            <text:p><text:span text:style-name="T4">12 blocks, width 24, e.r. 6</text:span></text:p>
          </draw:text-box>
        </draw:frame>
        <draw:frame draw:style-name="gr11" draw:text-style-name="P6" draw:layer="layout" svg:width="5.84cm" svg:height="0.806cm" svg:x="16.699cm" svg:y="18.794cm">
          <draw:text-box>
            <text:p><text:span text:style-name="T4">9 blocks, width 24, e.r. 4</text:span></text:p>
          </draw:text-box>
        </draw:frame>
        <draw:frame draw:style-name="gr11" draw:text-style-name="P6" draw:layer="layout" svg:width="5.84cm" svg:height="0.806cm" svg:x="23.7cm" svg:y="18.794cm">
          <draw:text-box>
            <text:p><text:span text:style-name="T4">9 blocks, width 16, e.r. 4</text:span></text:p>
          </draw:text-box>
        </draw:frame>
        <draw:frame draw:style-name="gr11" draw:text-style-name="P6" draw:layer="layout" svg:width="5.84cm" svg:height="0.806cm" svg:x="23.701cm" svg:y="20.794cm">
          <draw:text-box>
            <text:p><text:span text:style-name="T4">9 blocks, width 16, e.r. 4</text:span></text:p>
          </draw:text-box>
        </draw:frame>
        <draw:frame draw:style-name="gr10" draw:text-style-name="P6" draw:layer="layout" svg:width="6.115cm" svg:height="0.806cm" svg:x="16.7cm" svg:y="20.794cm">
          <draw:text-box>
            <text:p><text:span text:style-name="T4">12 blocks, width 16, e.r. 6</text:span></text:p>
          </draw:text-box>
        </draw:frame>
        <draw:frame draw:style-name="gr10" draw:text-style-name="P6" draw:layer="layout" svg:width="6.115cm" svg:height="0.806cm" svg:x="9.501cm" svg:y="20.794cm">
          <draw:text-box>
            <text:p><text:span text:style-name="T4">12 blocks, width 24, e.r. 6</text:span></text:p>
          </draw:text-box>
        </draw:frame>
        <draw:frame draw:style-name="gr5" draw:text-style-name="P5" draw:layer="layout" svg:width="5.04cm" svg:height="0.962cm" svg:x="2.7cm" svg:y="22.5cm">
          <draw:text-box>
            <text:p>KD_setup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12" draw:text-style-name="P8" draw:layer="layout" draw:type="line" svg:x1="3cm" svg:y1="11cm" svg:x2="3cm" svg:y2="12cm" svg:d="M3000 11000v1000" svg:viewBox="0 0 1 1001">
          <text:p text:style-name="P7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13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13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13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14" draw:text-style-name="P2" draw:layer="layout" svg:width="4cm" svg:height="1cm" svg:x="11cm" svg:y="5cm">
          <text:p text:style-name="P2"><text:span text:style-name="T3">G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8cm" svg:y1="11cm" svg:x2="8cm" svg:y2="12cm" svg:d="M8000 11000v1000" svg:viewBox="0 0 1 1001">
          <text:p text:style-name="P7"><text:span text:style-name="T3">2</text:span><text:span text:style-name="T5">i</text:span><text:span text:style-name="T2">×k</text:span><text:span text:style-name="T6">0</text:span></text:p>
        </draw:connector>
        <draw:connector draw:style-name="gr12" draw:text-style-name="P8" draw:layer="layout" draw:type="line" svg:x1="13cm" svg:y1="11cm" svg:x2="13cm" svg:y2="12cm" svg:d="M13000 11000v1000" svg:viewBox="0 0 1 1001">
          <text:p text:style-name="P7"><text:span text:style-name="T3">2</text:span><text:span text:style-name="T5">i</text:span><text:span text:style-name="T2">×k</text:span><text:span text:style-name="T6">0</text:span></text:p>
        </draw:connector>
        <draw:connector draw:style-name="gr12" draw:text-style-name="P8" draw:layer="layout" draw:type="line" svg:x1="8.01cm" svg:y1="8cm" svg:x2="8.01cm" svg:y2="9cm" svg:d="M801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6cm" svg:x2="13cm" svg:y2="7cm" svg:d="M13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8cm" svg:x2="13cm" svg:y2="9cm" svg:d="M1300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8cm" svg:y1="6cm" svg:x2="8cm" svg:y2="7cm" svg:d="M8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3cm" svg:y1="6cm" svg:x2="3cm" svg:y2="9cm" svg:d="M3000 6000v3000" svg:viewBox="0 0 1 3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9cm" svg:y1="1cm" svg:x2="19cm" svg:y2="2cm" svg:d="M19000 1000v1000" svg:viewBox="0 0 1 1001">
          <text:p text:style-name="P7">x</text:p>
        </draw:connector>
        <draw:connector draw:style-name="gr12" draw:text-style-name="P8" draw:layer="layout" draw:type="line" svg:x1="19cm" svg:y1="3.999cm" svg:x2="19cm" svg:y2="4.999cm" svg:d="M19000 3999v1000" svg:viewBox="0 0 1 1001">
          <text:p text:style-name="P7">kx/2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cm" svg:y1="6.999cm" svg:x2="19cm" svg:y2="7.999cm" svg:d="M19000 6999v1000" svg:viewBox="0 0 1 1001">
          <text:p text:style-name="P7">kx/2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6" draw:id="id16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4cm" svg:x2="25cm" svg:y2="5cm" svg:d="M25000 4000v1000" svg:viewBox="0 0 1 1001">
          <text:p text:style-name="P7">kx/2</text:p>
        </draw:connector>
        <draw:custom-shape draw:style-name="gr14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8cm" svg:x2="25cm" svg:y2="9cm" svg:d="M25000 8000v1000" svg:viewBox="0 0 1 1001">
          <text:p text:style-name="P7">2x</text:p>
        </draw:connector>
        <draw:connector draw:style-name="gr1" draw:text-style-name="P1" draw:layer="layout" draw:type="curve" draw:line-skew="0.369cm 0cm -0.475cm" svg:x1="19.002cm" svg:y1="10.004cm" svg:x2="25cm" svg:y2="2.001cm" draw:start-shape="id15" draw:start-glue-point="2" draw:end-shape="id16" draw:end-glue-point="0" svg:d="M19002 10004c0 1306 2750 871 2750-4054s3248-5413 3248-3949" svg:viewBox="0 0 5999 9360">
          <text:p/>
        </draw:connector>
        <draw:frame draw:style-name="gr17" draw:text-style-name="P5" draw:layer="layout" svg:width="2.149cm" svg:height="1.673cm" svg:x="21.7cm" svg:y="5.827cm">
          <draw:text-box>
            <text:p>kx/2</text:p>
          </draw:text-box>
        </draw:frame>
        <draw:custom-shape draw:style-name="gr16" draw:text-style-name="P10" xml:id="id15" draw:id="id15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21" draw:text-style-name="P5" draw:layer="layout" svg:width="3.906cm" svg:height="0.962cm" svg:x="20.694cm" svg:y="11.338cm">
          <draw:text-box>
            <text:p>effnet_block</text:p>
          </draw:text-box>
        </draw:frame>
        <draw:custom-shape draw:style-name="gr14" draw:text-style-name="P2" draw:layer="layout" svg:width="4cm" svg:height="1cm" svg:x="29.2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cm" svg:x2="31.2cm" svg:y2="2cm" svg:d="M31200 1000v1000" svg:viewBox="0 0 1 1001">
          <text:p text:style-name="P7">x</text:p>
        </draw:connector>
        <draw:connector draw:style-name="gr12" draw:text-style-name="P8" draw:layer="layout" draw:type="line" svg:x1="31.2cm" svg:y1="3.999cm" svg:x2="31.2cm" svg:y2="4.999cm" svg:d="M31200 3999v1000" svg:viewBox="0 0 1 1001">
          <text:p text:style-name="P7">kx/2</text:p>
        </draw:connector>
        <draw:custom-shape draw:style-name="gr3" draw:text-style-name="P4" draw:layer="layout" svg:width="3cm" svg:height="1cm" svg:x="29.7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6.999cm" svg:x2="31.2cm" svg:y2="7.999cm" svg:d="M31200 6999v1000" svg:viewBox="0 0 1 1001">
          <text:p text:style-name="P7">kx/2</text:p>
        </draw:connector>
        <draw:custom-shape draw:style-name="gr3" draw:text-style-name="P4" draw:layer="layout" svg:width="3cm" svg:height="1cm" svg:x="29.7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8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9.7cm" svg:y="9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0cm" svg:x2="31.2cm" svg:y2="11cm" svg:d="M31200 10000v1000" svg:viewBox="0 0 1 1001">
          <text:p text:style-name="P7">kx/2</text:p>
        </draw:connector>
        <draw:frame draw:style-name="gr22" draw:text-style-name="P5" draw:layer="layout" svg:width="6.86cm" svg:height="1.673cm" svg:x="32.894cm" svg:y="11.338cm">
          <draw:text-box>
            <text:p>effnet_block_no_stride</text:p>
          </draw:text-box>
        </draw:frame>
      </draw:page>
      <draw:page draw:name="page3" draw:style-name="dp1" draw:master-page-name="Standard">
        <draw:custom-shape draw:style-name="gr23" draw:text-style-name="P12" draw:layer="layout" svg:width="4cm" svg:height="1.002cm" svg:x="13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19" draw:id="id19" draw:layer="layout" draw:type="line" svg:x1="15.4cm" svg:y1="17.499cm" svg:x2="15.4cm" svg:y2="18.5cm" svg:d="M15400 17499v1001" svg:viewBox="0 0 1 1002">
          <text:p text:style-name="P7">x</text:p>
        </draw:connector>
        <draw:custom-shape draw:style-name="gr24" draw:text-style-name="P13" draw:layer="layout" svg:width="3cm" svg:height="1.001cm" svg:x="13.9cm" svg:y="19.499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5.406cm" svg:y1="20.499cm" svg:x2="15.406cm" svg:y2="21.5cm" svg:d="M15406 20499v1001" svg:viewBox="0 0 1 1002">
          <text:p text:style-name="P7">kx</text:p>
        </draw:connector>
        <draw:custom-shape draw:style-name="gr2" draw:text-style-name="P3" xml:id="id20" draw:id="id20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3.4cm" svg:y="21.5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17" draw:id="id17" draw:layer="layout" svg:width="3cm" svg:height="1.001cm" svg:x="13.9cm" svg:y="22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18" draw:id="id18" draw:layer="layout" svg:width="4cm" svg:height="1.002cm" svg:x="19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9.9cm" svg:y="19.4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406cm" svg:y1="20.499cm" svg:x2="21.406cm" svg:y2="21.5cm" svg:d="M21406 20499v1001" svg:viewBox="0 0 1 1002">
          <text:p text:style-name="P7">x</text:p>
        </draw:connector>
        <draw:connector draw:style-name="gr12" draw:text-style-name="P17" draw:layer="layout" draw:type="curve" svg:x1="15.4cm" svg:y1="23.5cm" svg:x2="21.4cm" svg:y2="18.5cm" draw:start-shape="id17" draw:start-glue-point="2" draw:end-shape="id18" draw:end-glue-point="0" svg:d="M15400 23500c0 751 2751 501 2751-2500s3249-3251 3249-2500" svg:viewBox="0 0 6001 5717">
          <text:p text:style-name="P16"><text:s text:c="4"/>kx</text:p>
        </draw:connector>
        <draw:connector draw:style-name="gr12" draw:text-style-name="P19" draw:layer="layout" draw:type="lines" draw:line-skew="8.539cm 0.859cm" svg:x1="15.4cm" svg:y1="17.499cm" svg:x2="21.9cm" svg:y2="22cm" draw:start-shape="id19" draw:start-glue-point="2" draw:end-shape="id20" draw:end-glue-point="10" svg:d="M15400 17499h9800l-1900 4501h-1400" svg:viewBox="0 0 9801 4502">
          <text:p text:style-name="P18">x</text:p>
        </draw:connector>
        <draw:connector draw:style-name="gr12" draw:text-style-name="P8" draw:layer="layout" draw:type="line" svg:x1="21.406cm" svg:y1="22.499cm" svg:x2="21.406cm" svg:y2="23.5cm" svg:d="M21406 22499v1001" svg:viewBox="0 0 1 1002">
          <text:p text:style-name="P7">x</text:p>
        </draw:connector>
        <draw:frame draw:style-name="gr20" draw:text-style-name="P20" draw:layer="layout" svg:width="5.074cm" svg:height="0.962cm" svg:x="15.2cm" svg:y="26cm">
          <draw:text-box>
            <text:p><text:span text:style-name="T8">mobilenet_block</text:span></text:p>
          </draw:text-box>
        </draw:frame>
        <draw:custom-shape draw:style-name="gr23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3" draw:id="id23" draw:layer="layout" draw:type="line" svg:x1="3cm" svg:y1="1.001cm" svg:x2="3cm" svg:y2="2.002cm" svg:d="M3000 1001v1001" svg:viewBox="0 0 1 1002">
          <text:p text:style-name="P7">x</text:p>
        </draw:connector>
        <draw:connector draw:style-name="gr12" draw:text-style-name="P8" draw:layer="layout" draw:type="line" svg:x1="3cm" svg:y1="4.004cm" svg:x2="3cm" svg:y2="5.005cm" svg:d="M3000 4004v1001" svg:viewBox="0 0 1 1002">
          <text:p text:style-name="P7">x/2</text:p>
        </draw:connector>
        <draw:custom-shape draw:style-name="gr24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.007cm" svg:x2="3cm" svg:y2="8.009cm" svg:d="M3000 7007v1002" svg:viewBox="0 0 1 1003">
          <text:p text:style-name="P7">x/4</text:p>
        </draw:connector>
        <draw:custom-shape draw:style-name="gr24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2" draw:id="id22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4.005cm" svg:x2="9cm" svg:y2="5.006cm" svg:d="M9000 4005v1001" svg:viewBox="0 0 1 1002">
          <text:p text:style-name="P7">x/2</text:p>
        </draw:connector>
        <draw:custom-shape draw:style-name="gr26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7.01cm" svg:x2="9cm" svg:y2="8.011cm" svg:d="M9000 7010v1001" svg:viewBox="0 0 1 1002">
          <text:p text:style-name="P7">x</text:p>
        </draw:connector>
        <draw:custom-shape draw:style-name="gr28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1" draw:id="id21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3cm" svg:y1="10.016cm" svg:x2="9cm" svg:y2="2.003cm" draw:start-shape="id21" draw:start-glue-point="2" draw:end-shape="id22" draw:end-glue-point="0" svg:d="M3000 10016c0 1042 2751 695 2751-4013s3249-5062 3249-4000" svg:viewBox="0 0 6001 8993">
          <text:p text:style-name="P16"><text:s text:c="3"/>x/2</text:p>
        </draw:connector>
        <draw:custom-shape draw:style-name="gr2" draw:text-style-name="P3" xml:id="id24" draw:id="id24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9cm" svg:y1="9.001cm" svg:x2="9cm" svg:y2="10.002cm" svg:d="M9000 9001v1001" svg:viewBox="0 0 1 1002">
          <text:p text:style-name="P7">x</text:p>
        </draw:connector>
        <draw:connector draw:style-name="gr1" draw:text-style-name="P1" draw:layer="layout" draw:type="lines" draw:line-skew="8.439cm 1.559cm" svg:x1="3cm" svg:y1="1.001cm" svg:x2="9.5cm" svg:y2="8.501cm" draw:start-shape="id23" draw:start-glue-point="2" draw:end-shape="id24" draw:end-glue-point="10" svg:d="M3000 1001h9700l-1100 7500h-2100" svg:viewBox="0 0 9701 7501">
          <text:p/>
        </draw:connector>
        <draw:frame draw:style-name="gr30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23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7" draw:id="id27" draw:layer="layout" draw:type="line" svg:x1="17.4cm" svg:y1="1.002cm" svg:x2="17.4cm" svg:y2="2.003cm" svg:d="M17400 1002v1001" svg:viewBox="0 0 1 1002">
          <text:p text:style-name="P7">x</text:p>
        </draw:connector>
        <draw:connector draw:style-name="gr12" draw:text-style-name="P8" draw:layer="layout" draw:type="line" svg:x1="17.4cm" svg:y1="5.005cm" svg:x2="17.4cm" svg:y2="6.006cm" svg:d="M17400 5005v1001" svg:viewBox="0 0 1 1002">
          <text:p text:style-name="P7">x</text:p>
        </draw:connector>
        <draw:custom-shape draw:style-name="gr24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7.4cm" svg:y1="8.008cm" svg:x2="17.4cm" svg:y2="9.01cm" svg:d="M17400 8008v1002" svg:viewBox="0 0 1 1003">
          <text:p text:style-name="P7">x/2</text:p>
        </draw:connector>
        <draw:custom-shape draw:style-name="gr24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6" draw:id="id26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4.006cm" svg:x2="23.4cm" svg:y2="5.007cm" svg:d="M23400 4006v1001" svg:viewBox="0 0 1 1002">
          <text:p text:style-name="P7">x</text:p>
        </draw:connector>
        <draw:custom-shape draw:style-name="gr26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7.011cm" svg:x2="23.4cm" svg:y2="8.012cm" svg:d="M23400 7011v1001" svg:viewBox="0 0 1 1002">
          <text:p text:style-name="P7">2x</text:p>
        </draw:connector>
        <draw:custom-shape draw:style-name="gr28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5" draw:id="id25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17.4cm" svg:y1="11.017cm" svg:x2="23.4cm" svg:y2="2.004cm" draw:start-shape="id25" draw:start-glue-point="2" draw:end-shape="id26" draw:end-glue-point="0" svg:d="M17400 11017c0 1042 2751 695 2751-4513s3249-5562 3249-4500" svg:viewBox="0 0 6001 9970">
          <text:p text:style-name="P16"><text:s text:c="3"/>x</text:p>
        </draw:connector>
        <draw:custom-shape draw:style-name="gr2" draw:text-style-name="P3" xml:id="id30" draw:id="id30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3.4cm" svg:y1="9.002cm" svg:x2="23.4cm" svg:y2="10.003cm" svg:d="M23400 9002v1001" svg:viewBox="0 0 1 1002">
          <text:p text:style-name="P7">2x</text:p>
        </draw:connector>
        <draw:frame draw:style-name="gr31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6" draw:text-style-name="P21" draw:layer="layout" svg:width="3cm" svg:height="1cm" svg:x="15.9cm" svg:y="3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8" draw:id="id28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9" draw:id="id29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6.6cm" svg:y="3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27" draw:start-glue-point="2" draw:end-shape="id28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9" draw:start-glue-point="2" draw:end-shape="id30" draw:end-glue-point="10" svg:d="M28100 5007v3495h-4200" svg:viewBox="0 0 4201 3496">
          <text:p/>
        </draw:connector>
        <draw:frame draw:style-name="gr32" draw:text-style-name="P5" draw:layer="layout" svg:width="1.171cm" svg:height="0.962cm" svg:x="28.2cm" svg:y="6.1cm">
          <draw:text-box>
            <text:p>2x</text:p>
          </draw:text-box>
        </draw:frame>
        <draw:frame draw:style-name="gr33" draw:text-style-name="P20" draw:layer="layout" svg:width="5.743cm" svg:height="0.962cm" svg:x="2.6cm" svg:y="26cm">
          <draw:text-box>
            <text:p><text:span text:style-name="T8">mobilenetv1_block</text:span></text:p>
          </draw:text-box>
        </draw:frame>
        <draw:custom-shape draw:style-name="gr23" draw:text-style-name="P12" draw:layer="layout" svg:width="4cm" svg:height="1.002cm" svg:x="3.1cm" svg:y="18.5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cm" svg:y1="17.5cm" svg:x2="5.1cm" svg:y2="18.501cm" svg:d="M5100 17500v1001" svg:viewBox="0 0 1 1002">
          <text:p text:style-name="P7">x</text:p>
        </draw:connector>
        <draw:custom-shape draw:style-name="gr24" draw:text-style-name="P13" draw:layer="layout" svg:width="3cm" svg:height="1.001cm" svg:x="3.6cm" svg:y="19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06cm" svg:y1="20.5cm" svg:x2="5.106cm" svg:y2="21.501cm" svg:d="M5106 20500v1001" svg:viewBox="0 0 1 1002">
          <text:p text:style-name="P7">x</text:p>
        </draw:connector>
        <draw:custom-shape draw:style-name="gr23" draw:text-style-name="P12" draw:layer="layout" svg:width="4cm" svg:height="1.002cm" svg:x="3.1cm" svg:y="21.5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3.6cm" svg:y="22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1cm" svg:y1="23.5cm" svg:x2="5.11cm" svg:y2="24.501cm" svg:d="M5110 23500v1001" svg:viewBox="0 0 1 1002">
          <text:p text:style-name="P7">x</text:p>
        </draw:connector>
      </draw:page>
      <draw:page draw:name="page4" draw:style-name="dp1" draw:master-page-name="Standard">
        <draw:custom-shape draw:style-name="gr14" draw:text-style-name="P12" draw:layer="layout" svg:width="4cm" svg:height="1cm" svg:x="1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0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1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1cm" svg:x2="3cm" svg:y2="12cm" svg:d="M3000 11000v1000" svg:viewBox="0 0 1 1001">
          <text:p text:style-name="P7">x/4</text:p>
        </draw:connector>
        <draw:connector draw:style-name="gr12" draw:text-style-name="P8" draw:layer="layout" draw:type="line" svg:x1="3.01cm" svg:y1="8cm" svg:x2="3.01cm" svg:y2="9cm" svg:d="M3010 8000v1000" svg:viewBox="0 0 1 1001">
          <text:p text:style-name="P7">x/4</text:p>
        </draw:connector>
        <draw:connector draw:style-name="gr12" draw:text-style-name="P8" draw:layer="layout" draw:type="line" svg:x1="3cm" svg:y1="6cm" svg:x2="3cm" svg:y2="7cm" svg:d="M3000 6000v1000" svg:viewBox="0 0 1 1001">
          <text:p text:style-name="P7">x/4</text:p>
        </draw:connector>
        <draw:connector draw:style-name="gr12" draw:text-style-name="P8" xml:id="id31" draw:id="id31" draw:layer="layout" draw:type="line" svg:x1="3cm" svg:y1="1.006cm" svg:x2="3cm" svg:y2="4.006cm" svg:d="M3000 1006v3000" svg:viewBox="0 0 1 3001">
          <text:p text:style-name="P7">x</text:p>
        </draw:connector>
        <draw:custom-shape draw:style-name="gr14" draw:text-style-name="P12" draw:layer="layout" svg:width="4cm" svg:height="1cm" svg:x="1cm" svg:y="12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3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2" draw:id="id32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1.5cm" svg:y="16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draw:line-skew="1.75cm" svg:x1="3cm" svg:y1="1.006cm" svg:x2="3.499cm" svg:y2="15.5cm" draw:start-shape="id31" draw:start-glue-point="2" draw:end-shape="id32" draw:end-glue-point="10" svg:d="M3000 1006c4516 0 4267 14494 499 14494" svg:viewBox="0 0 3358 14495">
          <text:p text:style-name="P23">x</text:p>
        </draw:connector>
        <draw:connector draw:style-name="gr12" draw:text-style-name="P8" draw:layer="layout" draw:type="line" svg:x1="3.006cm" svg:y1="17cm" svg:x2="3.006cm" svg:y2="19cm" svg:d="M3006 17000v2000" svg:viewBox="0 0 1 2001">
          <text:p text:style-name="P7">x</text:p>
        </draw:connector>
        <draw:custom-shape draw:style-name="gr14" draw:text-style-name="P12" draw:layer="layout" svg:width="4cm" svg:height="1cm" svg:x="8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8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8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1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8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0cm" svg:y1="12cm" svg:x2="10cm" svg:y2="13cm" svg:d="M10000 12000v1000" svg:viewBox="0 0 1 1001">
          <text:p text:style-name="P7">x/4</text:p>
        </draw:connector>
        <draw:connector draw:style-name="gr12" draw:text-style-name="P8" draw:layer="layout" draw:type="line" svg:x1="10.01cm" svg:y1="8cm" svg:x2="10.01cm" svg:y2="9cm" svg:d="M10010 8000v1000" svg:viewBox="0 0 1 1001">
          <text:p text:style-name="P7">x/4</text:p>
        </draw:connector>
        <draw:connector draw:style-name="gr12" draw:text-style-name="P8" draw:layer="layout" draw:type="line" svg:x1="10cm" svg:y1="6cm" svg:x2="10cm" svg:y2="7cm" svg:d="M10000 6000v1000" svg:viewBox="0 0 1 1001">
          <text:p text:style-name="P7">x/4</text:p>
        </draw:connector>
        <draw:connector draw:style-name="gr12" draw:text-style-name="P8" xml:id="id33" draw:id="id33" draw:layer="layout" draw:type="line" svg:x1="9.987cm" svg:y1="0.969cm" svg:x2="9.987cm" svg:y2="3.969cm" svg:d="M9987 969v3000" svg:viewBox="0 0 1 3001">
          <text:p text:style-name="P7">x</text:p>
        </draw:connector>
        <draw:custom-shape draw:style-name="gr14" draw:text-style-name="P12" draw:layer="layout" svg:width="4cm" svg:height="1cm" svg:x="8cm" svg:y="13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6" draw:id="id36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8.5cm" svg:y="1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6" draw:layer="layout" draw:type="curve" svg:x1="9.987cm" svg:y1="0.969cm" svg:x2="14.4cm" svg:y2="9.002cm" draw:start-shape="id33" draw:start-glue-point="2" draw:end-shape="id34" draw:end-glue-point="0" svg:d="M9987 969c2942 0 4413 2677 4413 8033" svg:viewBox="0 0 4414 8034">
          <text:p text:style-name="P25">x</text:p>
        </draw:connector>
        <draw:connector draw:style-name="gr12" draw:text-style-name="P8" draw:layer="layout" draw:type="line" svg:x1="10.006cm" svg:y1="18cm" svg:x2="10.006cm" svg:y2="19cm" svg:d="M10006 18000v1000" svg:viewBox="0 0 1 1001">
          <text:p text:style-name="P7">2x</text:p>
        </draw:connector>
        <draw:custom-shape draw:style-name="gr14" draw:text-style-name="P12" xml:id="id34" draw:id="id34" draw:layer="layout" svg:width="4cm" svg:height="1cm" svg:x="12.4cm" svg:y="9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35" draw:id="id35" draw:layer="layout" svg:width="3cm" svg:height="1cm" svg:x="12.904cm" svg:y="10.004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8.505cm" svg:y="10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8" draw:layer="layout" draw:type="curve" svg:x1="14.404cm" svg:y1="11.004cm" svg:x2="10.499cm" svg:y2="16.5cm" draw:start-shape="id35" draw:start-glue-point="2" draw:end-shape="id36" draw:end-glue-point="10" svg:d="M14404 11004c0 3664-1301 5496-3905 5496" svg:viewBox="0 0 3906 5497">
          <text:p text:style-name="P27">x</text:p>
        </draw:connector>
        <draw:custom-shape draw:style-name="gr14" draw:text-style-name="P12" draw:layer="layout" svg:width="4cm" svg:height="1cm" svg:x="18.004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8.004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4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8.507cm" svg:y="8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0.004cm" svg:y1="9cm" svg:x2="20.004cm" svg:y2="10cm" svg:d="M20004 9000v1000" svg:viewBox="0 0 1 1001">
          <text:p text:style-name="P7">(1-r)x/2</text:p>
        </draw:connector>
        <draw:connector draw:style-name="gr12" draw:text-style-name="P8" draw:layer="layout" draw:type="line" svg:x1="20.004cm" svg:y1="6cm" svg:x2="20.004cm" svg:y2="7cm" svg:d="M20004 6000v1000" svg:viewBox="0 0 1 1001">
          <text:p text:style-name="P7">(1-r)x/2</text:p>
        </draw:connector>
        <draw:connector draw:style-name="gr12" draw:text-style-name="P8" draw:layer="layout" draw:type="line" svg:x1="20.004cm" svg:y1="3cm" svg:x2="20.004cm" svg:y2="4cm" svg:d="M20004 3000v1000" svg:viewBox="0 0 1 1001">
          <text:p text:style-name="P7">(1-r)x</text:p>
        </draw:connector>
        <draw:custom-shape draw:style-name="gr14" draw:text-style-name="P12" draw:layer="layout" svg:width="4cm" svg:height="1cm" svg:x="1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7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18.504cm" svg:y="14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0" draw:layer="layout" draw:type="curve" draw:line-skew="1.593cm" svg:x1="21.504cm" svg:y1="2.497cm" svg:x2="20.503cm" svg:y2="13.5cm" draw:start-shape="id37" draw:start-glue-point="1" draw:end-shape="id38" draw:end-glue-point="10" svg:d="M21504 2497c3142 0 3643 11003-1001 11003" svg:viewBox="0 0 3424 11004">
          <text:p text:style-name="P29">rx</text:p>
        </draw:connector>
        <draw:connector draw:style-name="gr12" draw:text-style-name="P8" draw:layer="layout" draw:type="line" svg:x1="20.01cm" svg:y1="15cm" svg:x2="20.011cm" svg:y2="17cm" svg:d="M20010 15000l1 2000" svg:viewBox="0 0 2 2001">
          <text:p text:style-name="P7">x</text:p>
        </draw:connector>
        <draw:connector draw:style-name="gr12" draw:text-style-name="P8" draw:layer="layout" draw:type="line" svg:x1="20.01cm" svg:y1="1cm" svg:x2="20.01cm" svg:y2="2cm" svg:d="M20010 1000v1000" svg:viewBox="0 0 1 1001">
          <text:p text:style-name="P7">x</text:p>
        </draw:connector>
        <draw:custom-shape draw:style-name="gr35" draw:text-style-name="P22" xml:id="id37" draw:id="id37" draw:layer="layout" svg:width="3cm" svg:height="0.99cm" svg:x="18.504cm" svg:y="2.002cm">
          <text:p text:style-name="P2"><text:span text:style-name="T8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4cm" svg:x2="3cm" svg:y2="15cm" svg:d="M3000 14000v1000" svg:viewBox="0 0 1 1001">
          <text:p text:style-name="P7">x</text:p>
        </draw:connector>
        <draw:connector draw:style-name="gr12" draw:text-style-name="P8" draw:layer="layout" draw:type="line" svg:x1="9.996cm" svg:y1="15cm" svg:x2="9.996cm" svg:y2="16cm" svg:d="M9996 15000v1000" svg:viewBox="0 0 1 1001">
          <text:p text:style-name="P7">x</text:p>
        </draw:connector>
        <draw:connector draw:style-name="gr12" draw:text-style-name="P8" draw:layer="layout" draw:type="line" svg:x1="20cm" svg:y1="12cm" svg:x2="20cm" svg:y2="13cm" svg:d="M20000 12000v1000" svg:viewBox="0 0 1 1001">
          <text:p text:style-name="P7">(1-r)x</text:p>
        </draw:connector>
        <draw:custom-shape draw:style-name="gr14" draw:text-style-name="P12" draw:layer="layout" svg:width="4cm" svg:height="1cm" svg:x="26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6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6.503cm" svg:y="9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cm" svg:y1="10cm" svg:x2="28cm" svg:y2="11cm" svg:d="M28000 10000v1000" svg:viewBox="0 0 1 1001">
          <text:p text:style-name="P7">x/2</text:p>
        </draw:connector>
        <draw:connector draw:style-name="gr12" draw:text-style-name="P8" draw:layer="layout" draw:type="line" svg:x1="28cm" svg:y1="6cm" svg:x2="28cm" svg:y2="7cm" svg:d="M28000 6000v1000" svg:viewBox="0 0 1 1001">
          <text:p text:style-name="P7">x/2</text:p>
        </draw:connector>
        <draw:connector draw:style-name="gr12" draw:text-style-name="P8" xml:id="id39" draw:id="id39" draw:layer="layout" draw:type="line" svg:x1="28cm" svg:y1="1cm" svg:x2="28cm" svg:y2="3.994cm" svg:d="M28000 1000v2994" svg:viewBox="0 0 1 2995">
          <text:p text:style-name="P7">x</text:p>
        </draw:connector>
        <draw:custom-shape draw:style-name="gr14" draw:text-style-name="P12" draw:layer="layout" svg:width="4cm" svg:height="1cm" svg:x="26cm" svg:y="11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03cm" svg:y="12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2" draw:id="id42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26.5cm" svg:y="15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.006cm" svg:y1="16cm" svg:x2="28.006cm" svg:y2="17cm" svg:d="M28006 16000v1000" svg:viewBox="0 0 1 1001">
          <text:p text:style-name="P7">2x</text:p>
        </draw:connector>
        <draw:connector draw:style-name="gr12" draw:text-style-name="P8" draw:layer="layout" draw:type="line" svg:x1="27.996cm" svg:y1="13cm" svg:x2="27.996cm" svg:y2="14cm" svg:d="M27996 13000v1000" svg:viewBox="0 0 1 1001">
          <text:p text:style-name="P7">x</text:p>
        </draw:connector>
        <draw:custom-shape draw:style-name="gr16" draw:text-style-name="P21" draw:layer="layout" svg:width="3cm" svg:height="1cm" svg:x="26.503cm" svg:y="8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40" draw:id="id40" draw:layer="layout" svg:width="4cm" svg:height="1cm" svg:x="31cm" svg:y="7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31.503cm" svg:y="9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3cm" svg:y1="10.001cm" svg:x2="33cm" svg:y2="11.001cm" svg:d="M33000 10001v1000" svg:viewBox="0 0 1 1001">
          <text:p text:style-name="P7">x</text:p>
        </draw:connector>
        <draw:custom-shape draw:style-name="gr14" draw:text-style-name="P12" draw:layer="layout" svg:width="4cm" svg:height="1cm" svg:x="31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1" draw:id="id41" draw:layer="layout" svg:width="3cm" svg:height="1cm" svg:x="31.503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31.503cm" svg:y="8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2" draw:layer="layout" draw:type="curve" svg:x1="28cm" svg:y1="1cm" svg:x2="33cm" svg:y2="7.002cm" draw:start-shape="id39" draw:start-glue-point="2" draw:end-shape="id40" draw:end-glue-point="0" svg:d="M28000 1000c3334 0 5000 2000 5000 6002" svg:viewBox="0 0 5001 6003">
          <text:p text:style-name="P31">x</text:p>
        </draw:connector>
        <draw:connector draw:style-name="gr12" draw:text-style-name="P32" draw:layer="layout" draw:type="curve" svg:x1="33.003cm" svg:y1="13.005cm" svg:x2="28.499cm" svg:y2="14.5cm" draw:start-shape="id41" draw:start-glue-point="2" draw:end-shape="id42" draw:end-glue-point="10" svg:d="M33003 13005c0 997-1501 1495-4504 1495" svg:viewBox="0 0 4505 1496">
          <text:p text:style-name="P31">x</text:p>
        </draw:connector>
        <draw:frame draw:style-name="gr36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7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8" draw:text-style-name="P5" draw:layer="layout" svg:width="4.396cm" svg:height="1.114cm" svg:x="1.804cm" svg:y="3.1cm">
          <draw:text-box>
            <text:p>Block<text:span text:style-name="T6">i-1</text:span> output</text:p>
          </draw:text-box>
        </draw:frame>
        <draw:frame draw:style-name="gr38" draw:text-style-name="P5" draw:layer="layout" svg:width="4.396cm" svg:height="1.114cm" svg:x="23.704cm" svg:y="1.1cm">
          <draw:text-box>
            <text:p>Block<text:span text:style-name="T6">i-2</text:span> output</text:p>
          </draw:text-box>
        </draw:frame>
        <draw:custom-shape draw:style-name="gr14" draw:text-style-name="P12" xml:id="id46" draw:id="id46" draw:layer="layout" svg:width="4cm" svg:height="1cm" svg:x="16.5cm" svg:y="1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4" draw:id="id44" draw:layer="layout" svg:width="3cm" svg:height="1cm" svg:x="2.5cm" svg:y="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4cm" svg:x2="4cm" svg:y2="5cm" svg:d="M4000 4000v1000" svg:viewBox="0 0 1 1001">
          <text:p text:style-name="P7">5x</text:p>
        </draw:connector>
        <draw:custom-shape draw:style-name="gr23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7" draw:id="id47" draw:layer="layout" svg:width="3cm" svg:height="1cm" svg:x="24.6cm" svg:y="4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2.001cm" svg:x2="26cm" svg:y2="3.001cm" svg:d="M26000 2001v1000" svg:viewBox="0 0 1 1001">
          <text:p text:style-name="P7">5x</text:p>
        </draw:connector>
        <draw:custom-shape draw:style-name="gr14" draw:text-style-name="P12" draw:layer="layout" svg:width="4cm" svg:height="1cm" svg:x="1cm" svg:y="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8.00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12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4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11.00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3" draw:id="id43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9" draw:id="id59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60" draw:id="id60" draw:layer="layout" svg:width="3cm" svg:height="1cm" svg:x="17.501cm" svg:y="18.99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cm" svg:x2="3cm" svg:y2="8cm" svg:d="M3000 7000v1000" svg:viewBox="0 0 1 1001">
          <text:p text:style-name="P7">x</text:p>
        </draw:connector>
        <draw:connector draw:style-name="gr12" draw:text-style-name="P34" draw:layer="layout" draw:type="line" svg:x1="3cm" svg:y1="15cm" svg:x2="5.146cm" svg:y2="16.146cm" draw:end-shape="id43" draw:end-glue-point="5" svg:d="M3000 15000l2146 1146" svg:viewBox="0 0 2147 1147">
          <text:p text:style-name="P33">x</text:p>
        </draw:connector>
        <draw:connector draw:style-name="gr12" draw:text-style-name="P36" draw:layer="layout" draw:type="line" svg:x1="5.5cm" svg:y1="6.5cm" svg:x2="5.5cm" svg:y2="16cm" draw:start-shape="id44" draw:end-shape="id43" draw:end-glue-point="4" svg:d="M5500 6500v9500" svg:viewBox="0 0 1 9501">
          <text:p text:style-name="P35">x</text:p>
        </draw:connector>
        <draw:custom-shape draw:style-name="gr14" draw:text-style-name="P12" draw:layer="layout" svg:width="4cm" svg:height="1cm" svg:x="7cm" svg:y="9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5" draw:id="id45" draw:layer="layout" svg:width="3cm" svg:height="1cm" svg:x="7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cm" svg:y="12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9" draw:id="id49" draw:layer="layout" svg:width="3cm" svg:height="1cm" svg:x="7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7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8" draw:id="id48" draw:layer="layout" svg:width="3cm" svg:height="1cm" svg:x="12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12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1" draw:id="id51" draw:layer="layout" svg:width="3cm" svg:height="1cm" svg:x="12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2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5.5cm" svg:y1="6.5cm" svg:x2="9.001cm" svg:y2="8.002cm" draw:start-shape="id44" draw:start-glue-point="1" draw:end-shape="id45" draw:end-glue-point="0" svg:d="M5500 6500l3501 1502" svg:viewBox="0 0 3502 1503">
          <text:p text:style-name="P35">x</text:p>
        </draw:connector>
        <draw:connector draw:style-name="gr12" draw:text-style-name="P38" draw:layer="layout" draw:type="lines" draw:line-skew="12.498cm" svg:x1="5.5cm" svg:y1="6.5cm" svg:x2="18.5cm" svg:y2="11cm" draw:start-shape="id44" draw:start-glue-point="1" draw:end-shape="id46" draw:end-glue-point="0" svg:d="M5500 6500h13000v3999 501" svg:viewBox="0 0 13001 4501">
          <text:p text:style-name="P37">x</text:p>
        </draw:connector>
        <draw:connector draw:style-name="gr12" draw:text-style-name="P40" draw:layer="layout" draw:type="line" svg:x1="24.6cm" svg:y1="4.501cm" svg:x2="14.001cm" svg:y2="8.002cm" draw:start-shape="id47" draw:start-glue-point="3" draw:end-shape="id48" draw:end-glue-point="0" svg:d="M24600 4501l-10599 3501" svg:viewBox="0 0 10600 3502">
          <text:p text:style-name="P39"><text:span text:style-name="T3">x</text:span></text:p>
        </draw:connector>
        <draw:custom-shape draw:style-name="gr2" draw:text-style-name="P3" xml:id="id50" draw:id="id50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2" draw:id="id52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4" draw:layer="layout" draw:type="line" svg:x1="9.003cm" svg:y1="15.004cm" svg:x2="11.146cm" svg:y2="16.146cm" draw:start-shape="id49" draw:start-glue-point="2" draw:end-shape="id50" draw:end-glue-point="5" svg:d="M9003 15004l2143 1142" svg:viewBox="0 0 2144 1143">
          <text:p text:style-name="P33">x</text:p>
        </draw:connector>
        <draw:connector draw:style-name="gr12" draw:text-style-name="P42" draw:layer="layout" draw:type="line" svg:x1="14.003cm" svg:y1="15.004cm" svg:x2="11.854cm" svg:y2="16.146cm" draw:start-shape="id51" draw:start-glue-point="2" draw:end-shape="id50" draw:end-glue-point="11" svg:d="M14003 15004l-2149 1142" svg:viewBox="0 0 2150 1143">
          <text:p text:style-name="P41">x</text:p>
        </draw:connector>
        <draw:connector draw:style-name="gr12" draw:text-style-name="P8" draw:layer="layout" draw:type="line" svg:x1="18.5cm" svg:y1="12cm" svg:x2="21.146cm" svg:y2="16.146cm" draw:end-shape="id52" draw:end-glue-point="5" svg:d="M18500 12000l2646 4146" svg:viewBox="0 0 2647 4147">
          <text:p text:style-name="P7">x</text:p>
        </draw:connector>
        <draw:connector draw:style-name="gr12" draw:text-style-name="P44" draw:layer="layout" draw:type="lines" draw:line-skew="0.497cm -9.459cm" svg:x1="26.1cm" svg:y1="5.001cm" svg:x2="21.5cm" svg:y2="16cm" draw:start-shape="id47" draw:start-glue-point="2" draw:end-shape="id52" draw:end-glue-point="4" svg:d="M26100 5001v999h-4600v10000" svg:viewBox="0 0 4601 11000">
          <text:p text:style-name="P43">x</text:p>
        </draw:connector>
        <draw:custom-shape draw:style-name="gr14" draw:text-style-name="P12" draw:layer="layout" svg:width="4cm" svg:height="1cm" svg:x="23cm" svg:y="11.00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5.004cm" svg:y1="5cm" svg:x2="25.004cm" svg:y2="11cm" svg:d="M25004 5000v6000" svg:viewBox="0 0 1 6001">
          <text:p text:style-name="P7">x</text:p>
        </draw:connector>
        <draw:connector draw:style-name="gr12" draw:text-style-name="P46" draw:layer="layout" draw:type="line" svg:x1="24.632cm" svg:y1="12.186cm" svg:x2="24.646cm" svg:y2="16.146cm" draw:end-shape="id53" draw:end-glue-point="5" svg:d="M24632 12186l14 3960" svg:viewBox="0 0 15 3961">
          <text:p text:style-name="P45">x</text:p>
        </draw:connector>
        <draw:connector draw:style-name="gr12" draw:text-style-name="P48" draw:layer="layout" draw:type="line" svg:x1="25.377cm" svg:y1="12.186cm" svg:x2="25.354cm" svg:y2="16.146cm" draw:end-shape="id53" draw:end-glue-point="11" svg:d="M25377 12186l-23 3960" svg:viewBox="0 0 24 3961">
          <text:p text:style-name="P47">x</text:p>
        </draw:connector>
        <draw:custom-shape draw:style-name="gr14" draw:text-style-name="P12" draw:layer="layout" svg:width="4cm" svg:height="1cm" svg:x="28cm" svg:y="9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4" draw:id="id54" draw:layer="layout" svg:width="3cm" svg:height="1cm" svg:x="28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cm" svg:y="12.003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8" draw:id="id58" draw:layer="layout" svg:width="3cm" svg:height="1cm" svg:x="28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8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9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5" draw:id="id55" draw:layer="layout" svg:width="3cm" svg:height="1cm" svg:x="33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12.003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6" draw:id="id56" draw:layer="layout" svg:width="3cm" svg:height="1cm" svg:x="33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33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0" draw:layer="layout" draw:type="line" svg:x1="26.1cm" svg:y1="5.001cm" svg:x2="30.001cm" svg:y2="8.003cm" draw:start-shape="id47" draw:start-glue-point="2" draw:end-shape="id54" draw:end-glue-point="0" svg:d="M26100 5001l3901 3002" svg:viewBox="0 0 3902 3003">
          <text:p text:style-name="P49">x</text:p>
        </draw:connector>
        <draw:connector draw:style-name="gr12" draw:text-style-name="P52" draw:layer="layout" draw:type="line" svg:x1="27.6cm" svg:y1="4.501cm" svg:x2="35.001cm" svg:y2="8.003cm" draw:start-shape="id47" draw:start-glue-point="1" draw:end-shape="id55" draw:end-glue-point="0" svg:d="M27600 4501l7401 3502" svg:viewBox="0 0 7402 3503">
          <text:p text:style-name="P51">x</text:p>
        </draw:connector>
        <draw:custom-shape draw:style-name="gr2" draw:text-style-name="P3" xml:id="id57" draw:id="id57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4" draw:layer="layout" draw:type="line" svg:x1="35.003cm" svg:y1="15.005cm" svg:x2="32.854cm" svg:y2="16.146cm" draw:start-shape="id56" draw:start-glue-point="2" draw:end-shape="id57" draw:end-glue-point="11" svg:d="M35003 15005l-2149 1141" svg:viewBox="0 0 2150 1142">
          <text:p text:style-name="P53">x</text:p>
        </draw:connector>
        <draw:connector draw:style-name="gr12" draw:text-style-name="P56" draw:layer="layout" draw:type="line" svg:x1="30.003cm" svg:y1="15.005cm" svg:x2="32.146cm" svg:y2="16.146cm" draw:start-shape="id58" draw:start-glue-point="2" draw:end-shape="id57" draw:end-glue-point="5" svg:d="M30003 15005l2143 1141" svg:viewBox="0 0 2144 1142">
          <text:p text:style-name="P55">x</text:p>
        </draw:connector>
        <draw:connector draw:style-name="gr12" draw:text-style-name="P58" draw:layer="layout" draw:type="line" svg:x1="5.5cm" svg:y1="17cm" svg:x2="18.5cm" svg:y2="18.481cm" draw:start-shape="id43" draw:start-glue-point="8" draw:end-shape="id59" draw:end-glue-point="6" svg:d="M5500 17000l13000 1481" svg:viewBox="0 0 13001 1482">
          <text:p text:style-name="P57">x</text:p>
        </draw:connector>
        <draw:connector draw:style-name="gr12" draw:text-style-name="P60" draw:layer="layout" draw:type="line" svg:x1="11.5cm" svg:y1="17cm" svg:x2="18.646cm" svg:y2="18.127cm" draw:start-shape="id50" draw:start-glue-point="8" draw:end-shape="id59" draw:end-glue-point="5" svg:d="M11500 17000l7146 1127" svg:viewBox="0 0 7147 1128">
          <text:p text:style-name="P59">x</text:p>
        </draw:connector>
        <draw:connector draw:style-name="gr12" draw:text-style-name="P62" draw:layer="layout" draw:type="line" svg:x1="21.5cm" svg:y1="17cm" svg:x2="19cm" svg:y2="17.981cm" draw:start-shape="id52" draw:start-glue-point="8" draw:end-shape="id59" draw:end-glue-point="4" svg:d="M21500 17000l-2500 981" svg:viewBox="0 0 2501 982">
          <text:p text:style-name="P61">x</text:p>
        </draw:connector>
        <draw:connector draw:style-name="gr12" draw:text-style-name="P64" draw:layer="layout" draw:type="line" svg:x1="25cm" svg:y1="17cm" svg:x2="19.354cm" svg:y2="18.127cm" draw:start-shape="id53" draw:start-glue-point="8" draw:end-shape="id59" draw:end-glue-point="11" svg:d="M25000 17000l-5646 1127" svg:viewBox="0 0 5647 1128">
          <text:p text:style-name="P63">x</text:p>
        </draw:connector>
        <draw:connector draw:style-name="gr12" draw:text-style-name="P66" draw:layer="layout" draw:type="line" svg:x1="32.5cm" svg:y1="17cm" svg:x2="19.5cm" svg:y2="18.481cm" draw:start-shape="id57" draw:start-glue-point="8" draw:end-shape="id59" draw:end-glue-point="10" svg:d="M32500 17000l-13000 1481" svg:viewBox="0 0 13001 1482">
          <text:p text:style-name="P65">x</text:p>
        </draw:connector>
        <draw:connector draw:style-name="gr12" draw:text-style-name="P36" draw:layer="layout" draw:type="line" svg:x1="19.001cm" svg:y1="19.992cm" svg:x2="19.005cm" svg:y2="21.018cm" draw:start-shape="id60" draw:start-glue-point="2" svg:d="M19001 19992l4 1026" svg:viewBox="0 0 5 1027">
          <text:p text:style-name="P35">5x</text:p>
        </draw:connector>
        <draw:custom-shape draw:style-name="gr14" draw:text-style-name="P12" draw:layer="layout" svg:width="4cm" svg:height="1cm" svg:x="1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0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0.00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0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8" draw:text-style-name="P5" draw:layer="layout" svg:width="4.396cm" svg:height="1.114cm" svg:x="1.804cm" svg:y="2.101cm">
          <draw:text-box>
            <text:p>Block<text:span text:style-name="T6">i-1</text:span> output</text:p>
          </draw:text-box>
        </draw:frame>
        <draw:custom-shape draw:style-name="gr23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64" draw:id="id64" draw:layer="layout" svg:width="3cm" svg:height="1cm" svg:x="2.5cm" svg:y="5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3.001cm" svg:x2="4cm" svg:y2="4.001cm" svg:d="M4000 3001v1000" svg:viewBox="0 0 1 1001">
          <text:p text:style-name="P7">5x</text:p>
        </draw:connector>
        <draw:frame draw:style-name="gr38" draw:text-style-name="P5" draw:layer="layout" svg:width="4.396cm" svg:height="1.114cm" svg:x="23.705cm" svg:y="0.102cm">
          <draw:text-box>
            <text:p>Block<text:span text:style-name="T6">i-2</text:span> output</text:p>
          </draw:text-box>
        </draw:frame>
        <draw:custom-shape draw:style-name="gr23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4.601cm" svg:y="3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1.003cm" svg:x2="26cm" svg:y2="2.003cm" svg:d="M26000 1003v1000" svg:viewBox="0 0 1 1001">
          <text:p text:style-name="P7">5x</text:p>
        </draw:connector>
        <draw:custom-shape draw:style-name="gr14" draw:text-style-name="P12" draw:layer="layout" svg:width="4cm" svg:height="1cm" svg:x="1cm" svg:y="18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5" draw:id="id75" draw:layer="layout" svg:width="3cm" svg:height="1cm" svg:x="1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8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3" draw:id="id63" draw:layer="layout" svg:width="3cm" svg:height="1cm" svg:x="4.501cm" svg:y="7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4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4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8.00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6" draw:id="id66" draw:layer="layout" svg:width="3cm" svg:height="1cm" svg:x="9.501cm" svg:y="7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1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0" draw:id="id70" draw:layer="layout" svg:width="3cm" svg:height="1cm" svg:x="9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9.501cm" svg:y="11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9.501cm" svg:y="10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9" draw:id="id69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.6cm" svg:y1="6cm" svg:x2="2.6cm" svg:y2="18cm" svg:d="M2600 6000v12000" svg:viewBox="0 0 1 12001">
          <text:p text:style-name="P7">2x</text:p>
        </draw:connector>
        <draw:connector draw:style-name="gr12" draw:text-style-name="P68" draw:layer="layout" draw:type="line" svg:x1="16cm" svg:y1="12.001cm" svg:x2="18.146cm" svg:y2="16.146cm" draw:start-shape="id61" draw:start-glue-point="2" draw:end-shape="id62" draw:end-glue-point="5" svg:d="M16000 12001l2146 4145" svg:viewBox="0 0 2147 4146">
          <text:p text:style-name="P67">2x</text:p>
        </draw:connector>
        <draw:connector draw:style-name="gr12" draw:text-style-name="P70" draw:layer="layout" draw:type="line" svg:x1="4cm" svg:y1="6cm" svg:x2="6.001cm" svg:y2="7.002cm" draw:end-shape="id63" draw:end-glue-point="0" svg:d="M4000 6000l2001 1002" svg:viewBox="0 0 2002 1003">
          <text:p text:style-name="P69">2x</text:p>
        </draw:connector>
        <draw:custom-shape draw:style-name="gr14" draw:text-style-name="P12" xml:id="id65" draw:id="id65" draw:layer="layout" svg:width="4cm" svg:height="1cm" svg:x="14cm" svg:y="10.001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61" draw:id="id61" draw:layer="layout" svg:width="3cm" svg:height="1cm" svg:x="14.5cm" svg:y="11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4cm" svg:y="10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4" draw:id="id74" draw:layer="layout" svg:width="3cm" svg:height="1cm" svg:x="24.5cm" svg:y="11.002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8.003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7" draw:id="id67" draw:layer="layout" svg:width="3cm" svg:height="1cm" svg:x="19.501cm" svg:y="7.004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13.004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1" draw:id="id71" draw:layer="layout" svg:width="3cm" svg:height="1cm" svg:x="19.503cm" svg:y="14.00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9.501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1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8.004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8" draw:id="id68" draw:layer="layout" svg:width="3cm" svg:height="1cm" svg:x="29.501cm" svg:y="7.005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2" draw:id="id72" draw:layer="layout" svg:width="3cm" svg:height="1cm" svg:x="29.503cm" svg:y="14.00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9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2" draw:id="id62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3" draw:id="id73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2" draw:layer="layout" draw:type="lines" draw:line-skew="9.998cm" svg:x1="5.5cm" svg:y1="5.501cm" svg:x2="16cm" svg:y2="10.001cm" draw:start-shape="id64" draw:start-glue-point="1" draw:end-shape="id65" draw:end-glue-point="0" svg:d="M5500 5501h10500v3999 501" svg:viewBox="0 0 10501 4501">
          <text:p text:style-name="P71">2x</text:p>
        </draw:connector>
        <draw:connector draw:style-name="gr12" draw:text-style-name="P74" draw:layer="layout" draw:type="lines" draw:line-skew="19.998cm" svg:x1="5.5cm" svg:y1="5.501cm" svg:x2="26cm" svg:y2="10.001cm" draw:start-shape="id64" draw:start-glue-point="1" svg:d="M5500 5501h20500v4500" svg:viewBox="0 0 20501 4501">
          <text:p text:style-name="P73">2x</text:p>
        </draw:connector>
        <draw:connector draw:style-name="gr1" draw:text-style-name="P8" draw:layer="layout" draw:type="line" svg:x1="25cm" svg:y1="4cm" svg:x2="11.001cm" svg:y2="7.003cm" draw:end-shape="id66" draw:end-glue-point="0" svg:d="M25000 4000l-13999 3003" svg:viewBox="0 0 14000 3004">
          <text:p/>
        </draw:connector>
        <draw:frame draw:style-name="gr39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8" draw:layer="layout" draw:type="line" svg:x1="25.6cm" svg:y1="4cm" svg:x2="21.001cm" svg:y2="7.004cm" draw:end-shape="id67" draw:end-glue-point="0" svg:d="M25600 4000l-4599 3004" svg:viewBox="0 0 4600 3005">
          <text:p/>
        </draw:connector>
        <draw:connector draw:style-name="gr12" draw:text-style-name="P76" draw:layer="layout" draw:type="line" svg:x1="27cm" svg:y1="4cm" svg:x2="31.001cm" svg:y2="7.005cm" draw:end-shape="id68" draw:end-glue-point="0" svg:d="M27000 4000l4001 3005" svg:viewBox="0 0 4002 3006">
          <text:p text:style-name="P75">2x</text:p>
        </draw:connector>
        <draw:frame draw:style-name="gr39" draw:text-style-name="P5" draw:layer="layout" svg:width="1.471cm" svg:height="1.362cm" svg:x="23.401cm" svg:y="4.1cm">
          <draw:text-box>
            <text:p>2x</text:p>
          </draw:text-box>
        </draw:frame>
        <draw:connector draw:style-name="gr12" draw:text-style-name="P54" draw:layer="layout" draw:type="line" svg:x1="6cm" svg:y1="15cm" svg:x2="8.146cm" svg:y2="16.146cm" draw:end-shape="id69" draw:end-glue-point="5" svg:d="M6000 15000l2146 1146" svg:viewBox="0 0 2147 1147">
          <text:p text:style-name="P53">2x</text:p>
        </draw:connector>
        <draw:connector draw:style-name="gr12" draw:text-style-name="P78" draw:layer="layout" draw:type="line" svg:x1="11.003cm" svg:y1="15.005cm" svg:x2="8.854cm" svg:y2="16.146cm" draw:start-shape="id70" draw:start-glue-point="2" draw:end-shape="id69" draw:end-glue-point="11" svg:d="M11003 15005l-2149 1141" svg:viewBox="0 0 2150 1142">
          <text:p text:style-name="P77">2x</text:p>
        </draw:connector>
        <draw:connector draw:style-name="gr12" draw:text-style-name="P60" draw:layer="layout" draw:type="line" svg:x1="21.003cm" svg:y1="15.006cm" svg:x2="18.854cm" svg:y2="16.146cm" draw:start-shape="id71" draw:start-glue-point="2" draw:end-shape="id62" draw:end-glue-point="11" svg:d="M21003 15006l-2149 1140" svg:viewBox="0 0 2150 1141">
          <text:p text:style-name="P59">2x</text:p>
        </draw:connector>
        <draw:connector draw:style-name="gr12" draw:text-style-name="P80" draw:layer="layout" draw:type="line" svg:x1="31.003cm" svg:y1="15.007cm" svg:x2="28.854cm" svg:y2="16.146cm" draw:start-shape="id72" draw:start-glue-point="2" draw:end-shape="id73" draw:end-glue-point="11" svg:d="M31003 15007l-2149 1139" svg:viewBox="0 0 2150 1140">
          <text:p text:style-name="P79">2x</text:p>
        </draw:connector>
        <draw:connector draw:style-name="gr12" draw:text-style-name="P64" draw:layer="layout" draw:type="line" svg:x1="26cm" svg:y1="12.002cm" svg:x2="28.146cm" svg:y2="16.146cm" draw:start-shape="id74" draw:start-glue-point="2" draw:end-shape="id73" draw:end-glue-point="5" svg:d="M26000 12002l2146 4144" svg:viewBox="0 0 2147 4145">
          <text:p text:style-name="P63">2x</text:p>
        </draw:connector>
        <draw:custom-shape draw:style-name="gr14" draw:text-style-name="P12" draw:layer="layout" svg:width="4cm" svg:height="1cm" svg:x="6cm" svg:y="1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82" draw:id="id82" draw:layer="layout" svg:width="3cm" svg:height="1cm" svg:x="6.501cm" svg:y="1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cm" svg:y="21.99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7" draw:id="id77" draw:layer="layout" svg:width="3cm" svg:height="1cm" svg:x="6.503cm" svg:y="2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6.501cm" svg:y="2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78" draw:id="id78" draw:layer="layout" svg:width="4cm" svg:height="1cm" svg:x="11cm" svg:y="2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6" draw:id="id76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8" draw:layer="layout" draw:type="line" svg:x1="3cm" svg:y1="20cm" svg:x2="5.146cm" svg:y2="26.146cm" draw:start-shape="id75" draw:start-glue-point="2" draw:end-shape="id76" draw:end-glue-point="5" svg:d="M3000 20000l2146 6146" svg:viewBox="0 0 2147 6147">
          <text:p text:style-name="P67">2x</text:p>
        </draw:connector>
        <draw:connector draw:style-name="gr12" draw:text-style-name="P82" draw:layer="layout" draw:type="line" svg:x1="8.003cm" svg:y1="25.004cm" svg:x2="5.854cm" svg:y2="26.146cm" draw:start-shape="id77" draw:start-glue-point="2" draw:end-shape="id76" draw:end-glue-point="11" svg:d="M8003 25004l-2149 1142" svg:viewBox="0 0 2150 1143">
          <text:p text:style-name="P81">2x</text:p>
        </draw:connector>
        <draw:connector draw:style-name="gr12" draw:text-style-name="P68" draw:layer="layout" draw:type="line" svg:x1="13cm" svg:y1="22cm" svg:x2="15.246cm" svg:y2="26.146cm" draw:start-shape="id78" draw:start-glue-point="2" draw:end-shape="id79" draw:end-glue-point="5" svg:d="M13000 22000l2246 4146" svg:viewBox="0 0 2247 4147">
          <text:p text:style-name="P67">2x</text:p>
        </draw:connector>
        <draw:connector draw:style-name="gr12" draw:text-style-name="P68" draw:layer="layout" draw:type="line" svg:x1="18.5cm" svg:y1="16.954cm" svg:x2="15.954cm" svg:y2="26.146cm" draw:end-shape="id79" draw:end-glue-point="11" svg:d="M18500 16954l-2546 9192" svg:viewBox="0 0 2547 9193">
          <text:p text:style-name="P67">2x</text:p>
        </draw:connector>
        <draw:connector draw:style-name="gr12" draw:text-style-name="P52" draw:layer="layout" draw:type="line" svg:x1="8.5cm" svg:y1="17cm" svg:x2="13cm" svg:y2="21cm" draw:start-shape="id69" draw:start-glue-point="8" draw:end-shape="id78" draw:end-glue-point="0" svg:d="M8500 17000l4500 4000" svg:viewBox="0 0 4501 4001">
          <text:p text:style-name="P51">2x</text:p>
        </draw:connector>
        <draw:custom-shape draw:style-name="gr2" draw:text-style-name="P3" xml:id="id81" draw:id="id81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80" draw:id="id80" draw:layer="layout" svg:width="3cm" svg:height="1cm" svg:x="23cm" svg:y="2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24.5cm" svg:y1="28.011cm" svg:x2="24.504cm" svg:y2="29.037cm" draw:start-shape="id80" draw:start-glue-point="2" svg:d="M24500 28011l4 1026" svg:viewBox="0 0 5 1027">
          <text:p text:style-name="P35">6x</text:p>
        </draw:connector>
        <draw:connector draw:style-name="gr12" draw:text-style-name="P78" draw:layer="layout" draw:type="line" svg:x1="28.5cm" svg:y1="17cm" svg:x2="24.853cm" svg:y2="26.146cm" draw:start-shape="id73" draw:start-glue-point="8" draw:end-shape="id81" draw:end-glue-point="11" svg:d="M28500 17000l-3647 9146" svg:viewBox="0 0 3648 9147">
          <text:p text:style-name="P77">2x</text:p>
        </draw:connector>
        <draw:connector draw:style-name="gr1" draw:text-style-name="P1" draw:layer="layout" draw:type="curve" draw:line-skew="0cm 6.908cm" svg:x1="5.5cm" svg:y1="27cm" svg:x2="23.999cm" svg:y2="26.5cm" draw:start-shape="id76" draw:start-glue-point="8" draw:end-shape="id81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9" draw:start-glue-point="8" draw:end-shape="id81" draw:end-glue-point="4" svg:d="M15600 27000c0 1447 4450 965 4450-288s4449-1523 4449-712" svg:viewBox="0 0 8900 2352">
          <text:p/>
        </draw:connector>
        <draw:frame draw:style-name="gr39" draw:text-style-name="P5" draw:layer="layout" svg:width="1.471cm" svg:height="1.362cm" svg:x="10.929cm" svg:y="26.738cm">
          <draw:text-box>
            <text:p>2x</text:p>
          </draw:text-box>
        </draw:frame>
        <draw:frame draw:style-name="gr39" draw:text-style-name="P5" draw:layer="layout" svg:width="1.471cm" svg:height="1.362cm" svg:x="21.8cm" svg:y="24.7cm">
          <draw:text-box>
            <text:p>2x</text:p>
          </draw:text-box>
        </draw:frame>
        <draw:frame draw:style-name="gr40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2" draw:layer="layout" draw:type="line" svg:x1="8.5cm" svg:y1="17cm" svg:x2="8.001cm" svg:y2="18.002cm" draw:end-shape="id82" draw:end-glue-point="0" svg:d="M8500 17000l-499 1002" svg:viewBox="0 0 500 1003">
          <text:p/>
        </draw:connector>
        <draw:frame draw:style-name="gr39" draw:text-style-name="P5" draw:layer="layout" svg:width="1.471cm" svg:height="1.362cm" svg:x="7.101cm" svg:y="16.8cm">
          <draw:text-box>
            <text:p>2x</text:p>
          </draw:text-box>
        </draw:frame>
        <draw:custom-shape draw:style-name="gr14" draw:text-style-name="P12" draw:layer="layout" svg:width="4cm" svg:height="1cm" svg:x="4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0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9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3" draw:text-style-name="P12" draw:layer="layout" svg:width="4cm" svg:height="1.002cm" svg:x="20cm" svg:y="2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3" draw:id="id83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3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kx</text:p>
        </draw:connector>
        <draw:custom-shape draw:style-name="gr2" draw:text-style-name="P3" xml:id="id84" draw:id="id84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5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8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8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9.999cm" svg:x2="22.006cm" svg:y2="11cm" svg:d="M22006 9999v1001" svg:viewBox="0 0 1 1002">
          <text:p text:style-name="P7">x</text:p>
        </draw:connector>
        <draw:connector draw:style-name="gr12" draw:text-style-name="P8" draw:layer="layout" draw:type="line" svg:x1="22.006cm" svg:y1="11.999cm" svg:x2="22.006cm" svg:y2="13cm" svg:d="M22006 11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kx</text:p>
        </draw:connector>
        <draw:connector draw:style-name="gr12" draw:text-style-name="P24" draw:layer="layout" draw:type="curve" draw:line-skew="1.834cm" svg:x1="22cm" svg:y1="1cm" svg:x2="22.5cm" svg:y2="11.5cm" draw:start-shape="id83" draw:start-glue-point="2" draw:end-shape="id84" draw:end-glue-point="10" svg:d="M22000 1000c4642 0 4392 10500 500 10500" svg:viewBox="0 0 3452 10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4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cm" svg:y="3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5cm" svg:x2="6.019cm" svg:y2="6.001cm" svg:d="M6019 5000v1001" svg:viewBox="0 0 1 1002">
          <text:p text:style-name="P7">32</text:p>
        </draw:connector>
        <draw:custom-shape draw:style-name="gr23" draw:text-style-name="P12" draw:layer="layout" svg:width="4cm" svg:height="1.002cm" svg:x="4cm" svg:y="6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cm" svg:y="7.001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94cm" svg:y1="8.001cm" svg:x2="5.994cm" svg:y2="9.002cm" svg:d="M5994 8001v1001" svg:viewBox="0 0 1 1002">
          <text:p text:style-name="P7">16</text:p>
        </draw:connector>
        <draw:custom-shape draw:style-name="gr41" draw:text-style-name="P83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6.5cm">
          <text:p text:style-name="P2"><text:span text:style-name="T8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0.001cm" svg:x2="5.984cm" svg:y2="11.002cm" svg:d="M5984 10001v1001" svg:viewBox="0 0 1 1002">
          <text:p text:style-name="P7">16</text:p>
        </draw:connector>
        <draw:custom-shape draw:style-name="gr23" draw:text-style-name="P12" draw:layer="layout" svg:width="4cm" svg:height="1.002cm" svg:x="20cm" svg:y="15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4cm" svg:x2="22cm" svg:y2="15.001cm" svg:d="M22000 14000v1001" svg:viewBox="0 0 1 1002">
          <text:p text:style-name="P7">x</text:p>
        </draw:connector>
        <draw:custom-shape draw:style-name="gr24" draw:text-style-name="P13" draw:layer="layout" svg:width="3cm" svg:height="1.001cm" svg:x="20.5cm" svg:y="16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7cm" svg:x2="22cm" svg:y2="18.001cm" svg:d="M22000 17000v1001" svg:viewBox="0 0 1 1002">
          <text:p text:style-name="P7">kx</text:p>
        </draw:connector>
        <draw:custom-shape draw:style-name="gr23" draw:text-style-name="P12" draw:layer="layout" svg:width="4cm" svg:height="1.002cm" svg:x="20cm" svg:y="18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20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2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22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23.999cm" svg:x2="22.006cm" svg:y2="25cm" svg:d="M22006 23999v1001" svg:viewBox="0 0 1 1002">
          <text:p text:style-name="P7">out_ch</text:p>
        </draw:connector>
        <draw:connector draw:style-name="gr12" draw:text-style-name="P8" draw:layer="layout" draw:type="line" svg:x1="21.994cm" svg:y1="21cm" svg:x2="21.994cm" svg:y2="22.001cm" svg:d="M21994 21000v1001" svg:viewBox="0 0 1 1002">
          <text:p text:style-name="P7">kx</text:p>
        </draw:connector>
        <draw:custom-shape draw:style-name="gr42" draw:text-style-name="P83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20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3cm" svg:y="19cm">
          <text:p text:style-name="P2"><text:span text:style-name="T8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2.001cm">
          <text:p text:style-name="P2"><text:span text:style-name="T3">Mob(3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1.001cm">
          <text:p text:style-name="P2"><text:span text:style-name="T8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4.002cm">
          <text:p text:style-name="P2"><text:span text:style-name="T3">Mob(5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3.002cm">
          <text:p text:style-name="P2"><text:span text:style-name="T8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6.003cm">
          <text:p text:style-name="P2"><text:span text:style-name="T3">Mob(5, 6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5.003cm">
          <text:p text:style-name="P2"><text:span text:style-name="T8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.001cm" svg:y="18.004cm">
          <text:p text:style-name="P2"><text:span text:style-name="T3">Mob(3, 6) 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1cm" svg:y="17.004cm">
          <text:p text:style-name="P2"><text:span text:style-name="T8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20.004cm">
          <text:p text:style-name="P2"><text:span text:style-name="T3">Mob(5, 6) 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19.004cm">
          <text:p text:style-name="P2"><text:span text:style-name="T8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2cm" svg:y="21.005cm">
          <text:p text:style-name="P2"><text:span text:style-name="T8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12" draw:layer="layout" svg:width="4cm" svg:height="1.002cm" svg:x="4cm" svg:y="2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24.001cm" svg:x2="5.984cm" svg:y2="25.002cm" svg:d="M5984 24001v1001" svg:viewBox="0 0 1 1002">
          <text:p text:style-name="P7">1280</text:p>
        </draw:connector>
        <draw:connector draw:style-name="gr12" draw:text-style-name="P8" draw:layer="layout" draw:type="line" svg:x1="6cm" svg:y1="22.001cm" svg:x2="6cm" svg:y2="23.002cm" svg:d="M6000 22001v1001" svg:viewBox="0 0 1 1002">
          <text:p text:style-name="P7">320</text:p>
        </draw:connector>
        <draw:custom-shape draw:style-name="gr48" draw:text-style-name="P21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25cm">
          <text:p text:style-name="P2"><text:span text:style-name="T3">Avg-Pool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6.001cm" svg:x2="6cm" svg:y2="27.002cm" svg:d="M6000 26001v1001" svg:viewBox="0 0 1 1002">
          <text:p text:style-name="P7">1280</text:p>
        </draw:connector>
        <draw:custom-shape draw:style-name="gr50" draw:text-style-name="P85" draw:layer="layout" svg:width="4cm" svg:height="1cm" svg:x="4cm" svg:y="2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8.001cm" svg:x2="6cm" svg:y2="29.002cm" svg:d="M6000 28001v1001" svg:viewBox="0 0 1 1002">
          <text:p text:style-name="P7">1000</text:p>
        </draw:connector>
      </draw:page>
      <draw:page draw:name="page8" draw:style-name="dp1" draw:master-page-name="Standard">
        <draw:custom-shape draw:style-name="gr23" draw:text-style-name="P12" draw:layer="layout" svg:width="4cm" svg:height="1.002cm" svg:x="20cm" svg:y="3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5" draw:id="id85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2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x</text:p>
        </draw:connector>
        <draw:custom-shape draw:style-name="gr2" draw:text-style-name="P3" xml:id="id86" draw:id="id86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6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8.999cm" svg:x2="22.006cm" svg:y2="10cm" svg:d="M22006 8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x</text:p>
        </draw:connector>
        <draw:connector draw:style-name="gr12" draw:text-style-name="P24" draw:layer="layout" draw:type="curve" draw:line-skew="1.834cm" svg:x1="22cm" svg:y1="1cm" svg:x2="22.5cm" svg:y2="8.5cm" draw:start-shape="id85" draw:start-glue-point="2" draw:end-shape="id86" draw:end-glue-point="10" svg:d="M22000 1000c4642 0 4392 7500 500 7500" svg:viewBox="0 0 3452 7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1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3cm" svg:x2="6.019cm" svg:y2="4.001cm" svg:d="M6019 3000v1001" svg:viewBox="0 0 1 1002">
          <text:p text:style-name="P7">16</text:p>
        </draw:connector>
        <draw:custom-shape draw:style-name="gr51" draw:text-style-name="P83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5cm">
          <text:p text:style-name="P2"><text:span text:style-name="T8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3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18.3cm" svg:y="14.5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0.1cm" svg:y="15.7cm">
          <text:p text:style-name="P2"><text:span text:style-name="T8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3.001cm" svg:x2="5.984cm" svg:y2="14.002cm" svg:d="M5984 13001v1001" svg:viewBox="0 0 1 1002">
          <text:p text:style-name="P7">128</text:p>
        </draw:connector>
        <draw:custom-shape draw:style-name="gr48" draw:text-style-name="P21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15cm">
          <text:p text:style-name="P2"><text:span text:style-name="T3">Avg-Pool 8</text:span><text:span text:style-name="T7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6.001cm" svg:x2="6cm" svg:y2="17.002cm" svg:d="M6000 16001v1001" svg:viewBox="0 0 1 1002">
          <text:p text:style-name="P7">128</text:p>
        </draw:connector>
        <draw:custom-shape draw:style-name="gr50" draw:text-style-name="P85" draw:layer="layout" svg:width="4cm" svg:height="1cm" svg:x="4cm" svg:y="1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8.001cm" svg:x2="6cm" svg:y2="19.002cm" svg:d="M6000 18001v1001" svg:viewBox="0 0 1 1002">
          <text:p text:style-name="P7">10</text:p>
        </draw:connector>
        <draw:custom-shape draw:style-name="gr23" draw:text-style-name="P12" draw:layer="layout" svg:width="4cm" svg:height="1.002cm" svg:x="17.8cm" svg:y="13.5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cm" svg:y1="10.5cm" svg:x2="19.8cm" svg:y2="11.501cm" svg:d="M19800 10500v1001" svg:viewBox="0 0 1 1002">
          <text:p text:style-name="P7">x</text:p>
        </draw:connector>
        <draw:custom-shape draw:style-name="gr24" draw:text-style-name="P13" draw:layer="layout" svg:width="3cm" svg:height="1.001cm" svg:x="18.3cm" svg:y="11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15.5cm" svg:x2="19.806cm" svg:y2="16.501cm" svg:d="M19806 15500v1001" svg:viewBox="0 0 1 1002">
          <text:p text:style-name="P7">y</text:p>
        </draw:connector>
        <draw:custom-shape draw:style-name="gr2" draw:text-style-name="P3" xml:id="id90" draw:id="id90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7.8cm" svg:y="17.5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18.3cm" svg:y="16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20.5cm" svg:x2="19.806cm" svg:y2="21.501cm" svg:d="M19806 20500v1001" svg:viewBox="0 0 1 1002">
          <text:p text:style-name="P7">y</text:p>
        </draw:connector>
        <draw:connector draw:style-name="gr12" draw:text-style-name="P8" draw:layer="layout" draw:type="line" svg:x1="19.794cm" svg:y1="18.5cm" svg:x2="19.794cm" svg:y2="19.501cm" svg:d="M19794 18500v1001" svg:viewBox="0 0 1 1002">
          <text:p text:style-name="P7">y</text:p>
        </draw:connector>
        <draw:connector draw:style-name="gr12" draw:text-style-name="P24" draw:layer="layout" draw:type="curve" svg:x1="19.806cm" svg:y1="12.5cm" svg:x2="24cm" svg:y2="14.502cm" draw:start-shape="id87" draw:start-glue-point="2" draw:end-shape="id88" draw:end-glue-point="0" svg:d="M19806 12500c2796 0 4194 667 4194 2002" svg:viewBox="0 0 4195 2003">
          <text:p text:style-name="P23"><text:s text:c="3"/>x</text:p>
        </draw:connector>
        <draw:connector draw:style-name="gr12" draw:text-style-name="P8" xml:id="id87" draw:id="id87" draw:layer="layout" draw:type="line" svg:x1="19.806cm" svg:y1="12.5cm" svg:x2="19.806cm" svg:y2="13.501cm" svg:d="M19806 12500v1001" svg:viewBox="0 0 1 1002">
          <text:p text:style-name="P7">x</text:p>
        </draw:connector>
        <draw:custom-shape draw:style-name="gr16" draw:text-style-name="P21" xml:id="id89" draw:id="id89" draw:layer="layout" svg:width="3cm" svg:height="1cm" svg:x="22.5cm" svg:y="15.501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88" draw:id="id88" draw:layer="layout" svg:width="4cm" svg:height="1.002cm" svg:x="22cm" svg:y="14.502cm">
          <text:p text:style-name="P2"><text:span text:style-name="T3">Conv 1</text:span><text:span text:style-name="T7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4cm" svg:y1="16.501cm" svg:x2="20.3cm" svg:y2="20cm" draw:start-shape="id89" draw:start-glue-point="2" draw:end-shape="id90" draw:end-glue-point="10" svg:d="M24000 16501c0 2333-1233 3499-3700 3499" svg:viewBox="0 0 3701 3500">
          <text:p text:style-name="P23">y</text:p>
        </draw:connector>
        <draw:custom-shape draw:style-name="gr45" draw:text-style-name="P85" draw:layer="layout" svg:width="5cm" svg:height="0.99cm" svg:x="3.5cm" svg:y="4cm">
          <text:p text:style-name="P2"><text:span text:style-name="T8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7" draw:text-style-name="P83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6.001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5cm" svg:x2="6cm" svg:y2="6.001cm" svg:d="M6000 5000v1001" svg:viewBox="0 0 1 1002">
          <text:p text:style-name="P7">32</text:p>
        </draw:connector>
        <draw:custom-shape draw:style-name="gr43" draw:text-style-name="P21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7.001cm">
          <text:p text:style-name="P2"><text:span text:style-name="T8">Skip_3_3(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8cm" svg:x2="6cm" svg:y2="9.001cm" svg:d="M6000 8000v1001" svg:viewBox="0 0 1 1002">
          <text:p text:style-name="P7">64</text:p>
        </draw:connector>
        <draw:custom-shape draw:style-name="gr4" draw:text-style-name="P12" draw:layer="layout" svg:width="4cm" svg:height="0.99cm" svg:x="4.002cm" svg:y="9.002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2cm" svg:y="10.002cm">
          <text:p text:style-name="P2"><text:span text:style-name="T8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01cm" svg:y1="11.001cm" svg:x2="6.001cm" svg:y2="12.002cm" svg:d="M6001 11001v1001" svg:viewBox="0 0 1 1002">
          <text:p text:style-name="P7">128</text:p>
        </draw:connector>
        <draw:custom-shape draw:style-name="gr4" draw:text-style-name="P12" draw:layer="layout" svg:width="4cm" svg:height="0.99cm" svg:x="4.003cm" svg:y="12.003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12" draw:text-style-name="P8" draw:layer="layout" draw:type="line" svg:x1="9.506cm" svg:y1="1.001cm" svg:x2="9.506cm" svg:y2="2.002cm" svg:d="M9506 1001v1001" svg:viewBox="0 0 1 1002">
          <text:p text:style-name="P7">3</text:p>
        </draw:connector>
        <draw:custom-shape draw:style-name="gr23" draw:text-style-name="P12" draw:layer="layout" svg:width="4cm" svg:height="1.002cm" svg:x="7.5cm" svg:y="2.003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8.001cm" svg:y="3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3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91" draw:id="id91" draw:layer="layout" draw:type="line" svg:x1="21cm" svg:y1="1.001cm" svg:x2="21cm" svg:y2="2.002cm" svg:d="M21000 1001v1001" svg:viewBox="0 0 1 1002">
          <text:p text:style-name="P7">x</text:p>
        </draw:connector>
        <draw:custom-shape draw:style-name="gr24" draw:text-style-name="P13" draw:layer="layout" svg:width="3cm" svg:height="1.001cm" svg:x="19.5cm" svg:y="2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4.001cm" svg:x2="21.006cm" svg:y2="5.002cm" svg:d="M21006 4001v1001" svg:viewBox="0 0 1 1002">
          <text:p text:style-name="P7">x</text:p>
        </draw:connector>
        <draw:custom-shape draw:style-name="gr2" draw:text-style-name="P3" xml:id="id92" draw:id="id92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6.0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7cm" svg:x2="21.006cm" svg:y2="8.001cm" svg:d="M21006 7000v1001" svg:viewBox="0 0 1 1002">
          <text:p text:style-name="P7">x</text:p>
        </draw:connector>
        <draw:connector draw:style-name="gr12" draw:text-style-name="P8" draw:layer="layout" draw:type="line" svg:x1="21.006cm" svg:y1="9cm" svg:x2="21.006cm" svg:y2="10.001cm" svg:d="M21006 9000v1001" svg:viewBox="0 0 1 1002">
          <text:p text:style-name="P7">x</text:p>
        </draw:connector>
        <draw:connector draw:style-name="gr12" draw:text-style-name="P24" draw:layer="layout" draw:type="curve" draw:line-skew="1.834cm" svg:x1="21cm" svg:y1="1.001cm" svg:x2="21.5cm" svg:y2="8.501cm" draw:start-shape="id91" draw:start-glue-point="2" draw:end-shape="id92" draw:end-glue-point="10" svg:d="M21000 1001c4642 0 4392 7500 500 7500" svg:viewBox="0 0 3452 7501">
          <text:p text:style-name="P23">x</text:p>
        </draw:connector>
        <draw:custom-shape draw:style-name="gr52" draw:text-style-name="P83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663cm" svg:y="5.001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3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21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563cm" svg:y="15.501cm">
          <text:p text:style-name="P2"><text:span text:style-name="T8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3cm" svg:height="1.001cm" svg:x="19.497cm" svg:y="5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13.1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cm" svg:y1="12.1cm" svg:x2="21cm" svg:y2="13.101cm" svg:d="M21000 12100v1001" svg:viewBox="0 0 1 1002">
          <text:p text:style-name="P7">x</text:p>
        </draw:connector>
        <draw:custom-shape draw:style-name="gr24" draw:text-style-name="P13" xml:id="id93" draw:id="id93" draw:layer="layout" svg:width="3cm" svg:height="1.001cm" svg:x="19.5cm" svg:y="11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5.1cm" svg:x2="21.006cm" svg:y2="16.101cm" svg:d="M21006 15100v1001" svg:viewBox="0 0 1 1002">
          <text:p text:style-name="P7">out_ch</text:p>
        </draw:connector>
        <draw:custom-shape draw:style-name="gr2" draw:text-style-name="P3" xml:id="id96" draw:id="id96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17.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8.099cm" svg:x2="21.006cm" svg:y2="19.1cm" svg:d="M21006 18099v1001" svg:viewBox="0 0 1 1002">
          <text:p text:style-name="P7">out_ch</text:p>
        </draw:connector>
        <draw:connector draw:style-name="gr12" draw:text-style-name="P8" draw:layer="layout" draw:type="line" svg:x1="21.006cm" svg:y1="20.099cm" svg:x2="21.006cm" svg:y2="21.1cm" svg:d="M21006 20099v1001" svg:viewBox="0 0 1 1002">
          <text:p text:style-name="P7">x</text:p>
        </draw:connector>
        <draw:connector draw:style-name="gr12" draw:text-style-name="P24" draw:layer="layout" draw:type="curve" svg:x1="22.5cm" svg:y1="11.6cm" svg:x2="25.8cm" svg:y2="14.101cm" draw:start-shape="id93" draw:start-glue-point="1" draw:end-shape="id94" draw:end-glue-point="0" svg:d="M22500 11600c2200 0 3300 833 3300 2501" svg:viewBox="0 0 3301 2502">
          <text:p text:style-name="P23">x</text:p>
        </draw:connector>
        <draw:custom-shape draw:style-name="gr16" draw:text-style-name="P21" draw:layer="layout" svg:width="3cm" svg:height="1cm" svg:x="19.5cm" svg:y="14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94" draw:id="id94" draw:layer="layout" svg:width="4cm" svg:height="1.002cm" svg:x="23.8cm" svg:y="14.1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95" draw:id="id95" draw:layer="layout" svg:width="3cm" svg:height="1cm" svg:x="24.3cm" svg:y="15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5.8cm" svg:y1="16.101cm" svg:x2="21.5cm" svg:y2="19.6cm" draw:start-shape="id95" draw:start-glue-point="2" draw:end-shape="id96" draw:end-glue-point="10" svg:d="M25800 16101c0 2333-1433 3499-4300 3499" svg:viewBox="0 0 4301 3500">
          <text:p text:style-name="P23"><text:s text:c="13"/>out_ch</text:p>
        </draw:connector>
        <draw:custom-shape draw:style-name="gr24" draw:text-style-name="P13" draw:layer="layout" svg:width="3cm" svg:height="1.001cm" svg:x="19.501cm" svg:y="16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cm" svg:y="6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cm" svg:y1="4cm" svg:x2="9.5cm" svg:y2="5.001cm" svg:d="M9500 4000v1001" svg:viewBox="0 0 1 1002">
          <text:p text:style-name="P7">16</text:p>
        </draw:connector>
        <draw:custom-shape draw:style-name="gr4" draw:text-style-name="P12" draw:layer="layout" svg:width="4cm" svg:height="0.99cm" svg:x="7.501cm" svg:y="7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7cm" svg:y="5.002cm">
          <text:p text:style-name="P2"><text:span text:style-name="T8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1cm" svg:y="10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8cm" svg:x2="9.501cm" svg:y2="9.001cm" svg:d="M9501 8000v1001" svg:viewBox="0 0 1 1002">
          <text:p text:style-name="P7">32</text:p>
        </draw:connector>
        <draw:custom-shape draw:style-name="gr4" draw:text-style-name="P12" draw:layer="layout" svg:width="4cm" svg:height="0.99cm" svg:x="7.502cm" svg:y="11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1cm" svg:y="9.002cm">
          <text:p text:style-name="P2"><text:span text:style-name="T8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2cm" svg:y="14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2cm" svg:y1="12.001cm" svg:x2="9.502cm" svg:y2="13.002cm" svg:d="M9502 12001v1001" svg:viewBox="0 0 1 1002">
          <text:p text:style-name="P7">64</text:p>
        </draw:connector>
        <draw:custom-shape draw:style-name="gr4" draw:text-style-name="P12" draw:layer="layout" svg:width="4cm" svg:height="0.99cm" svg:x="7.503cm" svg:y="15.004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2cm" svg:y="13.003cm">
          <text:p text:style-name="P2"><text:span text:style-name="T8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7.501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18.001cm" svg:x2="9.501cm" svg:y2="19.002cm" svg:d="M9501 18001v1001" svg:viewBox="0 0 1 1002">
          <text:p text:style-name="P7">128</text:p>
        </draw:connector>
        <draw:custom-shape draw:style-name="gr50" draw:text-style-name="P85" draw:layer="layout" svg:width="4cm" svg:height="1cm" svg:x="7.501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20.001cm" svg:x2="9.501cm" svg:y2="21.002cm" svg:d="M9501 20001v1001" svg:viewBox="0 0 1 1002">
          <text:p text:style-name="P7">10</text:p>
        </draw:connector>
        <draw:connector draw:style-name="gr12" draw:text-style-name="P8" draw:layer="layout" draw:type="line" svg:x1="9.496cm" svg:y1="16.001cm" svg:x2="9.496cm" svg:y2="17.002cm" svg:d="M9496 16001v1001" svg:viewBox="0 0 1 1002">
          <text:p text:style-name="P7">128</text:p>
        </draw:connector>
        <draw:custom-shape draw:style-name="gr54" draw:text-style-name="P83" xml:id="id100" draw:id="id100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6" draw:text-style-name="P83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7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7" draw:text-style-name="P5" draw:layer="layout" svg:width="0.959cm" svg:height="10.694cm" svg:x="4.201cm" svg:y="7.8cm">
          <draw:text-box>
            <text:p>subnetworks</text:p>
          </draw:text-box>
        </draw:frame>
        <draw:frame draw:style-name="gr58" draw:text-style-name="P5" draw:layer="layout" svg:width="2.297cm" svg:height="0.962cm" svg:x="14.3cm" svg:y="9.6cm">
          <draw:text-box>
            <text:p>blocks</text:p>
          </draw:text-box>
        </draw:frame>
        <draw:frame draw:style-name="gr5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60" draw:text-style-name="P4" xml:id="id97" draw:id="id97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0" draw:text-style-name="P4" xml:id="id99" draw:id="id99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1" draw:text-style-name="P86" xml:id="id98" draw:id="id98" draw:layer="layout" svg:width="1cm" svg:height="4cm" svg:x="11.9cm" svg:y="23.3cm">
          <text:p text:style-name="P2"><text:span text:style-name="T10">L</text:span></text:p>
          <text:p text:style-name="P2"><text:span text:style-name="T10">a</text:span></text:p>
          <text:p text:style-name="P2"><text:span text:style-name="T10">y</text:span></text:p>
          <text:p text:style-name="P2"><text:span text:style-name="T10">e</text:span></text:p>
          <text:p text:style-name="P2"><text:span text:style-name="T10">r</text:span></text:p>
          <text:p text:style-name="P2"><text:span text:style-name="T10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8" draw:layer="layout" draw:type="line" svg:x1="9.2cm" svg:y1="25.3cm" svg:x2="11.9cm" svg:y2="25.3cm" draw:start-shape="id97" draw:start-glue-point="7" draw:end-shape="id98" draw:end-glue-point="3" svg:d="M9200 25300h2700" svg:viewBox="0 0 2701 1">
          <text:p/>
        </draw:connector>
        <draw:connector draw:style-name="gr1" draw:text-style-name="P8" draw:layer="layout" draw:type="line" svg:x1="12.9cm" svg:y1="25.3cm" svg:x2="15.9cm" svg:y2="25.3cm" draw:start-shape="id98" draw:start-glue-point="1" draw:end-shape="id99" draw:end-glue-point="5" svg:d="M12900 25300h3000" svg:viewBox="0 0 3001 1">
          <text:p/>
        </draw:connector>
        <draw:frame draw:style-name="gr62" draw:text-style-name="P87" draw:layer="layout" svg:width="6.242cm" svg:height="3.386cm" svg:x="2.658cm" svg:y="23.9cm">
          <draw:text-box>
            <text:p><text:span text:style-name="T10">Input tensor of size :</text:span></text:p>
            <text:p><text:span text:style-name="T11">batch_size </text:span><text:span text:style-name="T12">×</text:span><text:span text:style-name="T11"> n_channels_in </text:span><text:span text:style-name="T13">×</text:span><text:span text:style-name="T10"> </text:span></text:p>
            <text:p><text:span text:style-name="T11">height </text:span><text:span text:style-name="T13">×</text:span><text:span text:style-name="T10"> width</text:span></text:p>
          </draw:text-box>
        </draw:frame>
        <draw:frame draw:style-name="gr62" draw:text-style-name="P87" draw:layer="layout" svg:width="6.242cm" svg:height="3.386cm" svg:x="16.058cm" svg:y="23.9cm">
          <draw:text-box>
            <text:p><text:span text:style-name="T10">Output tensor of size :</text:span></text:p>
            <text:p><text:span text:style-name="T11">batch_size </text:span><text:span text:style-name="T12">×</text:span><text:span text:style-name="T11"> n_channels_out </text:span><text:span text:style-name="T12">×</text:span><text:span text:style-name="T11"> height </text:span><text:span text:style-name="T13">×</text:span><text:span text:style-name="T10"> width</text:span></text:p>
          </draw:text-box>
        </draw:frame>
        <draw:connector draw:style-name="gr63" draw:text-style-name="P1" draw:layer="layout" draw:type="curve" draw:line-skew="-2.139cm" svg:x1="5.463cm" svg:y1="3cm" svg:x2="2.442cm" svg:y2="22.632cm" draw:start-shape="id100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4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5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12" draw:text-style-name="P56" draw:layer="layout" draw:type="line" svg:x1="3cm" svg:y1="1cm" svg:x2="3cm" svg:y2="2cm" svg:d="M3000 1000v1000" svg:viewBox="0 0 1 1001">
          <text:p text:style-name="P7">x</text:p>
        </draw:connector>
        <draw:connector draw:style-name="gr12" draw:text-style-name="P56" draw:layer="layout" draw:type="line" svg:x1="3cm" svg:y1="3cm" svg:x2="3cm" svg:y2="4cm" svg:d="M3000 3000v1000" svg:viewBox="0 0 1 1001">
          <text:p text:style-name="P7">y</text:p>
        </draw:connector>
        <draw:custom-shape draw:style-name="gr3" draw:text-style-name="P88" draw:layer="layout" svg:width="3cm" svg:height="1cm" svg:x="1.7cm" svg:y="8cm">
          <text:p text:style-name="P2"><text:span text:style-name="T15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5" draw:layer="layout" svg:width="11cm" svg:height="4.517cm" svg:x="6cm" svg:y="8cm">
          <draw:text-box>
            <text:p>Activation function,</text:p>
            <text:p><text:span text:style-name="T15">name</text:span> can be : Relu, LRelu (LeakyRelu), Relu6. </text:p>
            <text:p>BN means we apply batchnorm as well</text:p>
          </draw:text-box>
        </draw:frame>
        <draw:custom-shape draw:style-name="gr2" draw:text-style-name="P89" draw:layer="layout" svg:width="1cm" svg:height="1cm" svg:x="19cm" svg:y="2cm">
          <text:p text:style-name="P2"><text:span text:style-name="T16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9.506cm" svg:y1="1cm" svg:x2="19.506cm" svg:y2="2cm" svg:d="M19506 1000v1000" svg:viewBox="0 0 1 1001">
          <text:p text:style-name="P7">x</text:p>
        </draw:connector>
        <draw:connector draw:style-name="gr12" draw:text-style-name="P8" draw:layer="layout" draw:type="line" svg:x1="19.512cm" svg:y1="3cm" svg:x2="19.512cm" svg:y2="4cm" svg:d="M19512 3000v1000" svg:viewBox="0 0 1 1001">
          <text:p text:style-name="P7">z</text:p>
        </draw:connector>
        <draw:connector draw:style-name="gr12" draw:text-style-name="P91" draw:layer="layout" draw:type="line" svg:x1="21cm" svg:y1="2.5cm" svg:x2="20cm" svg:y2="2.5cm" svg:d="M21000 2500h-1000" svg:viewBox="0 0 1001 1">
          <text:p text:style-name="P90">y</text:p>
        </draw:connector>
        <draw:frame draw:style-name="gr66" draw:text-style-name="P5" draw:layer="layout" svg:width="11cm" svg:height="3.5cm" svg:x="22.5cm" svg:y="1cm">
          <draw:text-box>
            <text:p>Tensor operation, <text:span text:style-name="T15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6" draw:text-style-name="P21" draw:layer="layout" svg:width="3cm" svg:height="1cm" svg:x="18cm" svg:y="5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8cm" svg:y="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2" draw:layer="layout" svg:width="3cm" svg:height="1cm" svg:x="18cm" svg:y="9cm">
          <text:p text:style-name="P2"><text:span text:style-name="T17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10.9cm" svg:height="5.228cm" svg:x="22.5cm" svg:y="5cm">
          <draw:text-box>
            <text:p><text:span text:style-name="T3">Stride s</text:span><text:span text:style-name="T18">×</text:span><text:span text:style-name="T3">s, when unspecified, a layer has a stride of 1</text:span><text:span text:style-name="T2">×</text:span>1 </text:p>
          </draw:text-box>
        </draw:frame>
        <draw:frame draw:style-name="gr6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9" draw:text-style-name="P5" draw:layer="layout" svg:width="11.3cm" svg:height="3.095cm" svg:x="22.5cm" svg:y="9cm">
          <draw:text-box>
            <text:p>Channel reordering layer, <text:span text:style-name="T15">name</text:span> can stand for : Ch shuffle, Ch index or </text:p>
            <text:p>Ch split</text:p>
            <text:p/>
          </draw:text-box>
        </draw:frame>
        <draw:frame draw:style-name="gr70" draw:text-style-name="P5" draw:layer="layout" svg:width="4.727cm" svg:height="0.962cm" svg:x="2.473cm" svg:y="12.838cm">
          <draw:text-box>
            <text:p>conv_schemes</text:p>
          </draw:text-box>
        </draw:frame>
        <draw:connector draw:style-name="gr12" draw:text-style-name="P8" draw:layer="layout" draw:type="line" svg:x1="4.506cm" svg:y1="15cm" svg:x2="4.506cm" svg:y2="16.001cm" svg:d="M4506 15000v1001" svg:viewBox="0 0 1 1002">
          <text:p text:style-name="P7">3</text:p>
        </draw:connector>
        <draw:custom-shape draw:style-name="gr23" draw:text-style-name="P12" draw:layer="layout" svg:width="4cm" svg:height="1.002cm" svg:x="2.5cm" svg:y="16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.5cm" svg:y1="16.999cm" svg:x2="4.5cm" svg:y2="18cm" svg:d="M4500 16999v1001" svg:viewBox="0 0 1 1002">
          <text:p text:style-name="P7">16</text:p>
        </draw:connector>
        <draw:custom-shape draw:style-name="gr48" draw:text-style-name="P21" draw:layer="layout" svg:width="4cm" svg:height="0.99cm" svg:x="23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xml:id="id106" draw:id="id106" draw:layer="layout" svg:width="4cm" svg:height="1cm" svg:x="23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18.001cm" svg:x2="25cm" svg:y2="19.002cm" svg:d="M25000 18001v1001" svg:viewBox="0 0 1 1002">
          <text:p text:style-name="P7">128</text:p>
        </draw:connector>
        <draw:custom-shape draw:style-name="gr50" draw:text-style-name="P85" draw:layer="layout" svg:width="4cm" svg:height="1cm" svg:x="23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20.001cm" svg:x2="25cm" svg:y2="21.002cm" svg:d="M25000 20001v1001" svg:viewBox="0 0 1 1002">
          <text:p text:style-name="P7">10</text:p>
        </draw:connector>
        <draw:custom-shape draw:style-name="gr71" draw:text-style-name="P12" xml:id="id101" draw:id="id101" draw:layer="layout" svg:width="5cm" svg:height="0.99cm" svg:x="2cm" svg:y="19.01cm">
          <text:p text:style-name="P2"><text:span text:style-name="T3">Block(32, 32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2cm" svg:y="18.01cm">
          <text:p text:style-name="P2"><text:span text:style-name="T8">Block(16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9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2" draw:id="id102" draw:layer="layout" svg:width="5cm" svg:height="0.99cm" svg:x="9cm" svg:y="18cm">
          <text:p text:style-name="P2"><text:span text:style-name="T8">Block(3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3" draw:id="id103" draw:layer="layout" svg:width="5cm" svg:height="0.99cm" svg:x="9.001cm" svg:y="19.011cm">
          <text:p text:style-name="P2"><text:span text:style-name="T3">Block(64, 64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6.001cm" svg:y="1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4" draw:id="id104" draw:layer="layout" svg:width="5cm" svg:height="0.99cm" svg:x="16.001cm" svg:y="18.001cm">
          <text:p text:style-name="P2"><text:span text:style-name="T8">Block(64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5" draw:id="id105" draw:layer="layout" svg:width="5cm" svg:height="0.99cm" svg:x="16.002cm" svg:y="19.012cm">
          <text:p text:style-name="P2"><text:span text:style-name="T3">Block(128, 128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5cm" svg:y1="20cm" svg:x2="11.5cm" svg:y2="18cm" draw:start-shape="id101" draw:start-glue-point="2" draw:end-shape="id102" draw:end-glue-point="0" svg:d="M4500 20000v502h3501v-3003h3499v501" svg:viewBox="0 0 7001 3004">
          <text:p text:style-name="P2"><text:s text:c="5"/></text:p>
        </draw:connector>
        <draw:connector draw:style-name="gr1" draw:text-style-name="P1" draw:layer="layout" svg:x1="11.501cm" svg:y1="20.001cm" svg:x2="18.501cm" svg:y2="18.001cm" draw:start-shape="id103" draw:start-glue-point="2" draw:end-shape="id104" draw:end-glue-point="0" svg:d="M11501 20001v502h3501v-3003h3499v501" svg:viewBox="0 0 7001 3004">
          <text:p/>
        </draw:connector>
        <draw:connector draw:style-name="gr1" draw:text-style-name="P1" draw:layer="layout" svg:x1="18.502cm" svg:y1="20.002cm" svg:x2="25cm" svg:y2="17cm" draw:start-shape="id105" draw:start-glue-point="2" draw:end-shape="id106" draw:end-glue-point="0" svg:d="M18502 20002v502h3525v-4005h2973v501" svg:viewBox="0 0 6499 4006">
          <text:p/>
        </draw:connector>
        <draw:frame draw:style-name="gr72" draw:text-style-name="P5" draw:layer="layout" svg:width="1.3cm" svg:height="1.2cm" svg:x="8cm" svg:y="18cm">
          <draw:text-box>
            <text:p>32</text:p>
          </draw:text-box>
        </draw:frame>
        <draw:frame draw:style-name="gr72" draw:text-style-name="P5" draw:layer="layout" svg:width="1.3cm" svg:height="1.2cm" svg:x="15cm" svg:y="18cm">
          <draw:text-box>
            <text:p>64</text:p>
          </draw:text-box>
        </draw:frame>
        <draw:frame draw:style-name="gr68" draw:text-style-name="P5" draw:layer="layout" svg:width="1.8cm" svg:height="1.673cm" svg:x="22cm" svg:y="18cm">
          <draw:text-box>
            <text:p>128</text:p>
          </draw:text-box>
        </draw:frame>
        <draw:frame draw:style-name="gr73" draw:text-style-name="P5" draw:layer="layout" svg:width="5.002cm" svg:height="0.962cm" svg:x="2.474cm" svg:y="22.238cm">
          <draw:text-box>
            <text:p>global_net_ar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6-06T18:19:17.207087860</dc:date>
    <meta:editing-duration>PT1H37M2S</meta:editing-duration>
    <meta:editing-cycles>32</meta:editing-cycles>
    <meta:generator>LibreOffice/6.2.4.2.0$Linux_X86_64 LibreOffice_project/b154c0ac6cf11bc010cb60509e6db2f74a9a9fa3</meta:generator>
    <meta:document-statistic meta:object-count="680"/>
  </office:meta>
</office:document-meta>
</file>